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532cm" fo:margin-left="7.479cm" fo:margin-top="0cm" fo:margin-bottom="0cm" table:align="left" style:writing-mode="lr-tb"/>
    </style:style>
    <style:style style:name="Таблица1.A" style:family="table-column">
      <style:table-column-properties style:column-width="4.994cm"/>
    </style:style>
    <style:style style:name="Таблица1.B" style:family="table-column">
      <style:table-column-properties style:column-width="4.53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49cm" fo:padding-right="0.097cm" fo:padding-top="0.097cm" fo:padding-bottom="0.097cm" fo:border-left="0.25pt solid #000001" fo:border-right="none" fo:border-top="0.25pt solid #000001" fo:border-bottom="0.25pt solid #000001"/>
    </style:style>
    <style:style style:name="Таблица1.B1" style:family="table-cell">
      <style:table-cell-properties fo:padding-left="0.049cm" fo:padding-right="0.097cm" fo:padding-top="0.097cm" fo:padding-bottom="0.097cm" fo:border="0.25pt solid #000001"/>
    </style:style>
    <style:style style:name="Таблица2" style:family="table">
      <style:table-properties style:width="9.532cm" fo:margin-left="7.479cm" fo:margin-top="0cm" fo:margin-bottom="0cm" table:align="left" style:writing-mode="lr-tb"/>
    </style:style>
    <style:style style:name="Таблица2.A" style:family="table-column">
      <style:table-column-properties style:column-width="4.994cm"/>
    </style:style>
    <style:style style:name="Таблица2.B" style:family="table-column">
      <style:table-column-properties style:column-width="4.5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41cm" fo:padding-right="0.097cm" fo:padding-top="0.097cm" fo:padding-bottom="0.097cm" fo:border-left="0.25pt solid #000001" fo:border-right="none" fo:border-top="0.25pt solid #000001" fo:border-bottom="0.25pt solid #000001"/>
    </style:style>
    <style:style style:name="Таблица2.B1" style:family="table-cell">
      <style:table-cell-properties fo:padding-left="0.041cm" fo:padding-right="0.097cm" fo:padding-top="0.097cm" fo:padding-bottom="0.097cm" fo:border="0.25pt solid #000001"/>
    </style:style>
    <style:style style:name="P1" style:family="paragraph" style:parent-style-name="Standard" style:list-style-name="WWNum1">
      <style:paragraph-properties fo:text-align="start" style:justify-single-word="false"/>
      <style:text-properties officeooo:paragraph-rsid="000f6798"/>
    </style:style>
    <style:style style:name="P2" style:family="paragraph" style:parent-style-name="Standard" style:list-style-name="WWNum2">
      <style:paragraph-properties fo:text-align="start" style:justify-single-word="false"/>
      <style:text-properties officeooo:paragraph-rsid="000f6798"/>
    </style:style>
    <style:style style:name="P3" style:family="paragraph" style:parent-style-name="Standard">
      <style:paragraph-properties fo:text-align="start" style:justify-single-word="false"/>
      <style:text-properties officeooo:paragraph-rsid="000f6798"/>
    </style:style>
    <style:style style:name="P4" style:family="paragraph" style:parent-style-name="Standard">
      <style:paragraph-properties fo:text-align="start" style:justify-single-word="false"/>
      <style:text-properties officeooo:paragraph-rsid="000f6b8b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f6798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f6b8b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paragraph-rsid="000f6798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paragraph-rsid="000f6798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paragraph-rsid="000f6b8b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paragraph-rsid="000f6798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paragraph-rsid="000f6b8b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paragraph-rsid="000f6798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paragraph-rsid="000f6b8b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paragraph-rsid="000f6798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paragraph-rsid="000f6b8b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language="ru" fo:country="RU" officeooo:paragraph-rsid="000f6798" style:font-name-complex="Times New Roman1"/>
    </style:style>
    <style:style style:name="P17" style:family="paragraph" style:parent-style-name="Standard">
      <style:paragraph-properties fo:text-align="start" style:justify-single-word="false"/>
      <style:text-properties style:font-name="Times New Roman" fo:language="ru" fo:country="RU" officeooo:paragraph-rsid="000f6b8b"/>
    </style:style>
    <style:style style:name="P18" style:family="paragraph" style:parent-style-name="Standard">
      <style:paragraph-properties fo:text-align="center" style:justify-single-word="false"/>
      <style:text-properties officeooo:paragraph-rsid="000f6798"/>
    </style:style>
    <style:style style:name="P19" style:family="paragraph" style:parent-style-name="Standard">
      <style:paragraph-properties fo:text-align="center" style:justify-single-word="false"/>
      <style:text-properties officeooo:paragraph-rsid="000f6b8b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paragraph-rsid="000f6b8b" style:font-size-asian="14pt" style:font-weight-asian="bold" style:font-size-complex="14pt" style:font-weight-complex="bold"/>
    </style:style>
    <style:style style:name="P21" style:family="paragraph" style:parent-style-name="Text_20_body" style:master-page-name="Standard">
      <style:paragraph-properties fo:margin-left="1.251cm" fo:margin-right="0cm" fo:text-align="center" style:justify-single-word="false" fo:text-indent="0cm" style:auto-text-indent="false" style:page-number="auto"/>
      <style:text-properties officeooo:paragraph-rsid="000f6798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0f6798"/>
    </style:style>
    <style:style style:name="P23" style:family="paragraph" style:parent-style-name="Table_20_Contents">
      <style:paragraph-properties style:snap-to-layout-grid="false"/>
      <style:text-properties officeooo:paragraph-rsid="000f6798"/>
    </style:style>
    <style:style style:name="P24" style:family="paragraph" style:parent-style-name="Table_20_Contents">
      <style:paragraph-properties style:snap-to-layout-grid="false"/>
      <style:text-properties officeooo:paragraph-rsid="000f6b8b"/>
    </style:style>
    <style:style style:name="P25" style:family="paragraph" style:parent-style-name="Table_20_Contents">
      <style:text-properties officeooo:paragraph-rsid="000f6798"/>
    </style:style>
    <style:style style:name="P26" style:family="paragraph" style:parent-style-name="Table_20_Contents">
      <style:text-properties officeooo:paragraph-rsid="000f6b8b"/>
    </style:style>
    <style:style style:name="T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fo:language="ru" fo:country="RU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8" style:family="text">
      <style:text-properties fo:color="#000000"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color="#000000"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Московский Авиационный Институт</text:span></text:p>
      <text:p text:style-name="P22"><text:span text:style-name="T5">(Национальный исследовательский Университет)</text:span></text:p>
      <text:p text:style-name="P22"><text:span text:style-name="T5">Факультет: «Информационные технологии и прикладная математика»</text:span></text:p>
      <text:p text:style-name="P22"><text:span text:style-name="T5">Кафедра: 806 «Вычислительная математика и программирование»</text:span></text:p>
      <text:p text:style-name="P5"/>
      <text:p text:style-name="P5"/>
      <text:p text:style-name="P5"/>
      <text:p text:style-name="P5"/>
      <text:p text:style-name="P18"><text:span text:style-name="T6"><text:s/></text:span><text:span text:style-name="T7">Лабораторной работе № 0</text:span><text:span text:style-name="T9">6</text:span></text:p>
      <text:p text:style-name="P18"><text:span text:style-name="T6"><text:s/></text:span><text:span text:style-name="T7">по курсу «Объектно-ориентированное программирование»</text:span></text:p>
      <text:p text:style-name="P5"/>
      <text:p text:style-name="P5"/>
      <text:p text:style-name="P5"/>
      <text:p text:style-name="P18"><text:span text:style-name="T7">Тема:</text:span></text:p>
      <text:p text:style-name="P18"><text:span text:style-name="T6"><text:s/></text:span><text:span text:style-name="T7">«Основы работы с коллекциями : итераторы»</text:span></text:p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<text:span text:style-name="T15">Студент:</text:span></text:p>
          </table:table-cell>
          <table:table-cell table:style-name="Таблица1.B1" office:value-type="string">
            <text:p text:style-name="P25"><text:span text:style-name="T15">Пшеницын А. А.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16">Группа:</text:span></text:p>
          </table:table-cell>
          <table:table-cell table:style-name="Таблица1.B1" office:value-type="string">
            <text:p text:style-name="P25"><text:span text:style-name="T2">М80-208Б-18</text:span><text:span text:style-name="T17"> 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T20">Преподаватель:</text:span></text:p>
          </table:table-cell>
          <table:table-cell table:style-name="Таблица1.B1" office:value-type="string">
            <text:p text:style-name="P25">Журавлев А. А.</text:p>
          </table:table-cell>
        </table:table-row>
        <table:table-row table:style-name="Таблица1.1">
          <table:table-cell table:style-name="Таблица1.A1" office:value-type="string">
            <text:p text:style-name="P25">Вариант:</text:p>
          </table:table-cell>
          <table:table-cell table:style-name="Таблица1.B1" office:value-type="string">
            <text:p text:style-name="P25">17</text:p>
          </table:table-cell>
        </table:table-row>
        <table:table-row table:style-name="Таблица1.1">
          <table:table-cell table:style-name="Таблица1.A1" office:value-type="string">
            <text:p text:style-name="P25">Оценка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1">
          <table:table-cell table:style-name="Таблица1.A1" office:value-type="string">
            <text:p text:style-name="P25">Дата:</text:p>
          </table:table-cell>
          <table:table-cell table:style-name="Таблица1.B1" office:value-type="string">
            <text:p text:style-name="P23"/>
          </table:table-cell>
        </table:table-row>
      </table:table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5"/>
      <text:p text:style-name="P5"/>
      <text:p text:style-name="P12"/>
      <text:p text:style-name="P18"><text:span text:style-name="T10">Москва</text:span></text:p>
      <text:p text:style-name="P18"><text:span text:style-name="T13">2019</text:span></text:p>
      <text:p text:style-name="P14"/>
      <text:p text:style-name="P18"><text:soft-page-break/><text:span text:style-name="T7">Цель:</text:span></text:p>
      <text:p text:style-name="P3"><text:span text:style-name="T10">Изучение основ работы с контейнерами, знакомство концепцией аллокаторов памяти.</text:span></text:p>
      <text:p text:style-name="P3"><text:span text:style-name="T10">Создать шаблон динамической коллекцию, согласно варианту задания: </text:span></text:p>
      <text:list xml:id="list2640676228" text:style-name="WWNum1">
        <text:list-item>
          <text:p text:style-name="P1"><text:span text:style-name="T10">Коллекция должна быть реализована с помощью умных указателей (std::shared_ptr, std::weak_ptr). Опционально использование std::unique_ptr;</text:span></text:p>
        </text:list-item>
        <text:list-item>
          <text:p text:style-name="P1"><text:span text:style-name="T10">В качестве параметра шаблона коллекция должна принимать тип данных;</text:span></text:p>
        </text:list-item>
        <text:list-item>
          <text:p text:style-name="P1"><text:span text:style-name="T10">Коллекция должна содержать метод доступа: Динамический массив – доступ к элементу по оператору []; </text:span></text:p>
        </text:list-item>
        <text:list-item>
          <text:p text:style-name="P1"><text:span text:style-name="T10">Реализовать аллокатор, который выделяет фиксированный размер памяти (количество блоков памяти – является параметром шаблона аллокатора). Внутри аллокатор должен хранить указатель на используемый блок памяти и динамическую коллекцию указателей на свободные блоки. Динамическая коллекция должна соответствовать варианту задания (Динамический массив, Список, Стек, Очередь);</text:span></text:p>
        </text:list-item>
        <text:list-item>
          <text:p text:style-name="P1"><text:span text:style-name="T10">Коллекция должна использовать аллокатор для выделеления и освобождения памяти для своих элементов.</text:span></text:p>
        </text:list-item>
        <text:list-item>
          <text:p text:style-name="P1"><text:span text:style-name="T10">Аллокатор должен быть совместим с контейнерами std::map и std::list (опционально – vector).</text:span></text:p>
        </text:list-item>
        <text:list-item>
          <text:p text:style-name="P1"><text:span text:style-name="T10">Реализовать программу, которая: </text:span></text:p>
        </text:list-item>
      </text:list>
      <text:list xml:id="list1432515816" text:style-name="WWNum2">
        <text:list-item>
          <text:p text:style-name="P2"><text:span text:style-name="T10">Позволяет вводить с клавиатуры фигуры (с типом int в качестве параметра шаблона фигуры) и добавлять в коллекцию использующую аллокатор; </text:span></text:p>
        </text:list-item>
        <text:list-item>
          <text:p text:style-name="P2"><text:span text:style-name="T10">Позволяет удалять элемент из коллекции по номеру элемента;</text:span></text:p>
        </text:list-item>
        <text:list-item>
          <text:p text:style-name="P2"><text:span text:style-name="T10">Выводит на экран введенные фигуры c помощью std::for_each; </text:span></text:p>
        </text:list-item>
      </text:list>
      <text:p text:style-name="P18"><text:span text:style-name="T7">Код</text:span></text:p>
      <text:p text:style-name="P3"><text:span text:style-name="T7">main.cpp</text:span></text:p>
      <text:p text:style-name="P7"/>
      <text:p text:style-name="P3"><text:span text:style-name="T10">#include &lt;map&gt;</text:span></text:p>
      <text:p text:style-name="P16"/>
      <text:p text:style-name="P3"><text:span text:style-name="T10">#include "triangle.h"</text:span></text:p>
      <text:p text:style-name="P3"><text:span text:style-name="T10">#include "que.h"</text:span></text:p>
      <text:p text:style-name="P3"><text:span text:style-name="T10">#include "allocator.h"</text:span></text:p>
      <text:p text:style-name="P16"/>
      <text:p text:style-name="P3"><text:span text:style-name="T10">int main() {</text:span></text:p>
      <text:p text:style-name="P3"><text:span text:style-name="T10"><text:s text:c="4"/>int pos;</text:span></text:p>
      <text:p text:style-name="P3"><text:span text:style-name="T10"><text:s text:c="4"/>queue&lt;triangle&lt;double&gt;, my_allocator&lt;triangle&lt;double&gt;, 10000&gt;&gt; q;</text:span></text:p>
      <text:p text:style-name="P3"><text:span text:style-name="T10"><text:s text:c="4"/>for (;;) {</text:span></text:p>
      <text:p text:style-name="P3"><text:span text:style-name="T10"><text:s text:c="8"/>std::string comm;</text:span></text:p>
      <text:p text:style-name="P3"><text:span text:style-name="T10"><text:s text:c="8"/>std::cin &gt;&gt; comm;</text:span></text:p>
      <text:p text:style-name="P3"><text:span text:style-name="T10"><text:s text:c="8"/>if (comm == "add") {</text:span></text:p>
      <text:p text:style-name="P3"><text:span text:style-name="T10"><text:s text:c="12"/>triangle&lt;double&gt; tr(std::cin);</text:span></text:p>
      <text:p text:style-name="P3"><text:span text:style-name="T10"><text:s text:c="12"/>q.push(tr);</text:span></text:p>
      <text:p text:style-name="P3"><text:span text:style-name="T10"><text:s text:c="8"/>} else if (comm == "print_top") {</text:span></text:p>
      <text:p text:style-name="P3"><text:span text:style-name="T10"><text:s text:c="12"/>q.top().print(std::cout);</text:span></text:p>
      <text:p text:style-name="P3"><text:span text:style-name="T10"><text:s text:c="8"/>} else if (comm == "pop") {</text:span></text:p>
      <text:p text:style-name="P3"><text:span text:style-name="T10"><text:s text:c="12"/>q.pop();</text:span></text:p>
      <text:p text:style-name="P3"><text:span text:style-name="T10"><text:s text:c="8"/>} else if (comm == "insert"){</text:span></text:p>
      <text:p text:style-name="P3"><text:span text:style-name="T10"><text:s text:c="12"/>triangle&lt;double&gt; tr(std::cin); </text:span></text:p>
      <text:p text:style-name="P3"><text:span text:style-name="T10"><text:s text:c="12"/>std::cin &gt;&gt; pos;</text:span></text:p>
      <text:p text:style-name="P3"><text:span text:style-name="T10"><text:s text:c="13"/>q.insert_to_num(pos, tr);</text:span></text:p>
      <text:p text:style-name="P3"><text:span text:style-name="T10"><text:s text:c="8"/>} else if (comm == "erase") {</text:span></text:p>
      <text:p text:style-name="P3"><text:span text:style-name="T10"><text:s text:c="12"/>std::cin &gt;&gt; pos;</text:span></text:p>
      <text:p text:style-name="P3"><text:span text:style-name="T10"><text:s text:c="12"/>q.erase_to_num(pos);</text:span></text:p>
      <text:p text:style-name="P3"><text:span text:style-name="T10"><text:s text:c="8"/>} else if (comm == "print_all") {</text:span></text:p>
      <text:p text:style-name="P3"><text:soft-page-break/><text:span text:style-name="T10"><text:s text:c="12"/>std::for_each(q.begin(), q.end(), [](triangle&lt;double&gt; &amp;tr) { return tr.print(std::cout); });</text:span></text:p>
      <text:p text:style-name="P3"><text:span text:style-name="T10"><text:s text:c="8"/>} else if (comm == "exit") {</text:span></text:p>
      <text:p text:style-name="P3"><text:span text:style-name="T10"><text:s text:c="12"/>break;</text:span></text:p>
      <text:p text:style-name="P3"><text:span text:style-name="T10"><text:s text:c="8"/>} else if (comm == "map") {</text:span></text:p>
      <text:p text:style-name="P3"><text:span text:style-name="T10"><text:s text:c="12"/>std::map&lt;int, int, std::less&lt;&gt;, my_allocator&lt;std::pair&lt;const double, double&gt;, 100000&gt;&gt; mp;</text:span></text:p>
      <text:p text:style-name="P3"><text:span text:style-name="T10"><text:s text:c="12"/>for (int i = 0; i &lt; 10; i++) {</text:span></text:p>
      <text:p text:style-name="P3"><text:span text:style-name="T10"><text:s text:c="16"/>mp[i] = i;</text:span></text:p>
      <text:p text:style-name="P3"><text:span text:style-name="T10"><text:s text:c="12"/>}</text:span></text:p>
      <text:p text:style-name="P3"><text:span text:style-name="T10"><text:s text:c="12"/>std::for_each(mp.begin(), mp.end(), [](std::pair&lt;double, double&gt; X) {std::cout &lt;&lt; X.first &lt;&lt; " " &lt;&lt; X.second &lt;&lt; ", ";});</text:span></text:p>
      <text:p text:style-name="P3"><text:span text:style-name="T10"><text:s text:c="12"/>std::cout &lt;&lt; '\n';</text:span></text:p>
      <text:p text:style-name="P3"><text:span text:style-name="T10"><text:s text:c="8"/>} else {</text:span></text:p>
      <text:p text:style-name="P3"><text:span text:style-name="T10"><text:s text:c="12"/>std::cout &lt;&lt; "ERROR: unknown command" &lt;&lt; std::endl;</text:span></text:p>
      <text:p text:style-name="P3"><text:span text:style-name="T10"><text:s text:c="12"/>continue;</text:span></text:p>
      <text:p text:style-name="P3"><text:span text:style-name="T10"><text:s text:c="8"/>}</text:span></text:p>
      <text:p text:style-name="P3"><text:span text:style-name="T10"><text:s text:c="4"/>}</text:span></text:p>
      <text:p text:style-name="P16"/>
      <text:p text:style-name="P3"><text:span text:style-name="T10"><text:s text:c="4"/>return 0;</text:span></text:p>
      <text:p text:style-name="P3"><text:span text:style-name="T10">}</text:span></text:p>
      <text:p text:style-name="P3"><text:span text:style-name="T7">allocator.h</text:span></text:p>
      <text:p text:style-name="P7"/>
      <text:p text:style-name="P3"><text:span text:style-name="T10">#ifndef OOP6_ALLOCATOR_H</text:span></text:p>
      <text:p text:style-name="P3"><text:span text:style-name="T10">#define OOP6_ALLOCATOR_H</text:span></text:p>
      <text:p text:style-name="P16"/>
      <text:p text:style-name="P16"/>
      <text:p text:style-name="P3"><text:span text:style-name="T10">#include &lt;cstdlib&gt;</text:span></text:p>
      <text:p text:style-name="P3"><text:span text:style-name="T10">#include &lt;cstdint&gt;</text:span></text:p>
      <text:p text:style-name="P16"/>
      <text:p text:style-name="P3"><text:span text:style-name="T10">#include &lt;exception&gt;</text:span></text:p>
      <text:p text:style-name="P3"><text:span text:style-name="T10">#include &lt;iostream&gt;</text:span></text:p>
      <text:p text:style-name="P3"><text:span text:style-name="T10">#include &lt;type_traits&gt;</text:span></text:p>
      <text:p text:style-name="P16"/>
      <text:p text:style-name="P3"><text:span text:style-name="T10">#include "vector.h"</text:span></text:p>
      <text:p text:style-name="P16"/>
      <text:p text:style-name="P16"/>
      <text:p text:style-name="P3"><text:span text:style-name="T10">template&lt;class T, size_t ALLOC_SIZE&gt;</text:span></text:p>
      <text:p text:style-name="P3"><text:span text:style-name="T10"><text:s text:c="4"/>struct my_allocator {</text:span></text:p>
      <text:p text:style-name="P3"><text:span text:style-name="T10"><text:s text:c="8"/>using value_type = T;</text:span></text:p>
      <text:p text:style-name="P3"><text:span text:style-name="T10"><text:s text:c="8"/>using size_type = std::size_t;</text:span></text:p>
      <text:p text:style-name="P3"><text:span text:style-name="T10"><text:s text:c="8"/>using difference_type = std::ptrdiff_t;</text:span></text:p>
      <text:p text:style-name="P3"><text:span text:style-name="T10"><text:s text:c="8"/>using is_always_equal = std::false_type;</text:span></text:p>
      <text:p text:style-name="P16"/>
      <text:p text:style-name="P3"><text:span text:style-name="T10"><text:s text:c="8"/>template&lt;class U&gt;</text:span></text:p>
      <text:p text:style-name="P3"><text:span text:style-name="T10"><text:s text:c="8"/>struct rebind {</text:span></text:p>
      <text:p text:style-name="P3"><text:span text:style-name="T10"><text:s text:c="12"/>using other = my_allocator&lt;U, ALLOC_SIZE&gt;;</text:span></text:p>
      <text:p text:style-name="P3"><text:span text:style-name="T10"><text:s text:c="8"/>};</text:span></text:p>
      <text:p text:style-name="P16"/>
      <text:p text:style-name="P3"><text:span text:style-name="T10"><text:s text:c="8"/>my_allocator():</text:span></text:p>
      <text:p text:style-name="P3"><text:span text:style-name="T10"><text:s text:c="16"/>memory_pool_begin(new char[ALLOC_SIZE]),</text:span></text:p>
      <text:p text:style-name="P3"><text:span text:style-name="T10"><text:s text:c="16"/>memory_pool_end(memory_pool_begin + ALLOC_SIZE),</text:span></text:p>
      <text:p text:style-name="P3"><text:span text:style-name="T10"><text:s text:c="16"/>memory_pool_tail(memory_pool_begin)</text:span></text:p>
      <text:p text:style-name="P3"><text:span text:style-name="T10"><text:s text:c="8"/>{};</text:span></text:p>
      <text:p text:style-name="P16"><text:soft-page-break/></text:p>
      <text:p text:style-name="P3"><text:span text:style-name="T10"><text:s text:c="8"/>my_allocator(const my_allocator&amp;) = delete;</text:span></text:p>
      <text:p text:style-name="P3"><text:span text:style-name="T10"><text:s text:c="8"/>my_allocator(my_allocator&amp;&amp;) = delete;</text:span></text:p>
      <text:p text:style-name="P16"/>
      <text:p text:style-name="P3"><text:span text:style-name="T10"><text:s text:c="8"/>~my_allocator() noexcept {</text:span></text:p>
      <text:p text:style-name="P3"><text:span text:style-name="T10"><text:s text:c="12"/>delete[] memory_pool_begin;</text:span></text:p>
      <text:p text:style-name="P3"><text:span text:style-name="T10"><text:s text:c="8"/>}</text:span></text:p>
      <text:p text:style-name="P16"/>
      <text:p text:style-name="P3"><text:span text:style-name="T10"><text:s text:c="8"/>T* allocate(std::size_t n);</text:span></text:p>
      <text:p text:style-name="P3"><text:span text:style-name="T10"><text:s text:c="8"/>void deallocate(T* ptr, std::size_t n);</text:span></text:p>
      <text:p text:style-name="P16"/>
      <text:p text:style-name="P3"><text:span text:style-name="T10"><text:s text:c="4"/>private:</text:span></text:p>
      <text:p text:style-name="P3"><text:span text:style-name="T10"><text:s text:c="8"/>char* memory_pool_begin;</text:span></text:p>
      <text:p text:style-name="P3"><text:span text:style-name="T10"><text:s text:c="8"/>char* memory_pool_end;</text:span></text:p>
      <text:p text:style-name="P3"><text:span text:style-name="T10"><text:s text:c="8"/>char* memory_pool_tail;</text:span></text:p>
      <text:p text:style-name="P3"><text:span text:style-name="T10"><text:s text:c="8"/>vector&lt;char*&gt; free_blocks;</text:span></text:p>
      <text:p text:style-name="P3"><text:span text:style-name="T10"><text:s text:c="4"/>};</text:span></text:p>
      <text:p text:style-name="P16"/>
      <text:p text:style-name="P3"><text:span text:style-name="T10"><text:s text:c="4"/>template&lt;class T, size_t ALLOC_SIZE&gt;</text:span></text:p>
      <text:p text:style-name="P3"><text:span text:style-name="T10"><text:s text:c="4"/>T* my_allocator&lt;T, ALLOC_SIZE&gt;::allocate(std::size_t n) {</text:span></text:p>
      <text:p text:style-name="P3"><text:span text:style-name="T10"><text:s text:c="8"/>if(n != 1){</text:span></text:p>
      <text:p text:style-name="P3"><text:span text:style-name="T10"><text:s text:c="12"/>throw std::logic_error("This allocator can't allocate");</text:span></text:p>
      <text:p text:style-name="P3"><text:span text:style-name="T10"><text:s text:c="8"/>}</text:span></text:p>
      <text:p text:style-name="P3"><text:span text:style-name="T10"><text:s text:c="8"/>if(size_t(memory_pool_end - memory_pool_tail) &lt; sizeof(T)){</text:span></text:p>
      <text:p text:style-name="P3"><text:span text:style-name="T10"><text:s text:c="12"/>if(free_blocks.get_size()){</text:span></text:p>
      <text:p text:style-name="P3"><text:span text:style-name="T10"><text:s text:c="16"/>auto it = free_blocks.begin();</text:span></text:p>
      <text:p text:style-name="P3"><text:span text:style-name="T10"><text:s text:c="16"/>char* ptr = *it;</text:span></text:p>
      <text:p text:style-name="P3"><text:span text:style-name="T10"><text:s text:c="16"/>free_blocks.erase(0);</text:span></text:p>
      <text:p text:style-name="P3"><text:span text:style-name="T10"><text:s text:c="16"/>return reinterpret_cast&lt;T*&gt;(ptr);</text:span></text:p>
      <text:p text:style-name="P3"><text:span text:style-name="T10"><text:s text:c="12"/>}</text:span></text:p>
      <text:p text:style-name="P3"><text:span text:style-name="T10"><text:s text:c="12"/>throw std::bad_alloc();</text:span></text:p>
      <text:p text:style-name="P3"><text:span text:style-name="T10"><text:s text:c="8"/>}</text:span></text:p>
      <text:p text:style-name="P3"><text:span text:style-name="T10"><text:s text:c="8"/>T* result = reinterpret_cast&lt;T*&gt;(memory_pool_tail);</text:span></text:p>
      <text:p text:style-name="P3"><text:span text:style-name="T10"><text:s text:c="8"/>memory_pool_tail += sizeof(T);</text:span></text:p>
      <text:p text:style-name="P3"><text:span text:style-name="T10"><text:s text:c="8"/>return result;</text:span></text:p>
      <text:p text:style-name="P3"><text:span text:style-name="T10"><text:s text:c="4"/>}</text:span></text:p>
      <text:p text:style-name="P16"/>
      <text:p text:style-name="P3"><text:span text:style-name="T10"><text:s text:c="4"/>template&lt;class T, size_t ALLOC_SIZE&gt;</text:span></text:p>
      <text:p text:style-name="P3"><text:span text:style-name="T10"><text:s text:c="4"/>void my_allocator&lt;T, ALLOC_SIZE&gt;::deallocate(T* ptr, std::size_t n) {</text:span></text:p>
      <text:p text:style-name="P3"><text:span text:style-name="T10"><text:s text:c="8"/>if(n != 1){</text:span></text:p>
      <text:p text:style-name="P3"><text:span text:style-name="T10"><text:s text:c="12"/>throw std::logic_error("This allocator can't allocate");</text:span></text:p>
      <text:p text:style-name="P3"><text:span text:style-name="T10"><text:s text:c="8"/>}</text:span></text:p>
      <text:p text:style-name="P3"><text:span text:style-name="T10"><text:s text:c="8"/>if(ptr == nullptr){</text:span></text:p>
      <text:p text:style-name="P3"><text:span text:style-name="T10"><text:s text:c="12"/>return;</text:span></text:p>
      <text:p text:style-name="P3"><text:span text:style-name="T10"><text:s text:c="8"/>}</text:span></text:p>
      <text:p text:style-name="P3"><text:span text:style-name="T10"><text:s text:c="8"/>free_blocks.push_back(reinterpret_cast&lt;char*&gt;(ptr));</text:span></text:p>
      <text:p text:style-name="P3"><text:span text:style-name="T10"><text:s text:c="4"/>}</text:span></text:p>
      <text:p text:style-name="P16"/>
      <text:p text:style-name="P16"/>
      <text:p text:style-name="P3"><text:span text:style-name="T10">#endif //OOP6_ALLOCATOR_H</text:span></text:p>
      <text:p text:style-name="P7"/>
      <text:p text:style-name="P3"><text:span text:style-name="T7">vector.h</text:span></text:p>
      <text:p text:style-name="P7"><text:soft-page-break/></text:p>
      <text:p text:style-name="P3"><text:span text:style-name="T10">#ifndef OOP6_VECTOR_H</text:span></text:p>
      <text:p text:style-name="P3"><text:span text:style-name="T10">#define OOP6_VECTOR_H</text:span></text:p>
      <text:p text:style-name="P16"/>
      <text:p text:style-name="P3"><text:span text:style-name="T10">#include &lt;memory&gt;</text:span></text:p>
      <text:p text:style-name="P3"><text:span text:style-name="T10">#include &lt;iterator&gt;</text:span></text:p>
      <text:p text:style-name="P3"><text:span text:style-name="T10">#include &lt;utility&gt;</text:span></text:p>
      <text:p text:style-name="P16"/>
      <text:p text:style-name="P3"><text:span text:style-name="T10">template&lt;class T&gt; struct vector {</text:span></text:p>
      <text:p text:style-name="P16"/>
      <text:p text:style-name="P3"><text:span text:style-name="T10">public:</text:span></text:p>
      <text:p text:style-name="P3"><text:span text:style-name="T10"><text:s text:c="4"/>using value_type = T;</text:span></text:p>
      <text:p text:style-name="P3"><text:span text:style-name="T10"><text:s text:c="4"/>using iterator = T *;</text:span></text:p>
      <text:p text:style-name="P16"/>
      <text:p text:style-name="P3"><text:span text:style-name="T10"><text:s text:c="4"/>iterator begin() const;</text:span></text:p>
      <text:p text:style-name="P16"/>
      <text:p text:style-name="P3"><text:span text:style-name="T10"><text:s text:c="4"/>iterator end() const;</text:span></text:p>
      <text:p text:style-name="P16"/>
      <text:p text:style-name="P3"><text:span text:style-name="T10"><text:s text:c="4"/>vector() : data(std::move(std::unique_ptr&lt;T[]&gt;(new T[1]))), size(0), cap(1) {};</text:span></text:p>
      <text:p text:style-name="P16"/>
      <text:p text:style-name="P3"><text:span text:style-name="T10"><text:s text:c="4"/>vector(int size) : data(std::move(std::unique_ptr&lt;T[]&gt;(new T[size]))), size(0), cap(size) {};</text:span></text:p>
      <text:p text:style-name="P16"/>
      <text:p text:style-name="P3"><text:span text:style-name="T10"><text:s text:c="4"/>T &amp;operator[](int i);</text:span></text:p>
      <text:p text:style-name="P16"/>
      <text:p text:style-name="P3"><text:span text:style-name="T10"><text:s text:c="4"/>void push_back(const T &amp;value);</text:span></text:p>
      <text:p text:style-name="P16"/>
      <text:p text:style-name="P3"><text:span text:style-name="T10"><text:s text:c="4"/>void erase(int pos);</text:span></text:p>
      <text:p text:style-name="P16"/>
      <text:p text:style-name="P3"><text:span text:style-name="T10"><text:s text:c="4"/>void resize(int NewSize);</text:span></text:p>
      <text:p text:style-name="P16"/>
      <text:p text:style-name="P3"><text:span text:style-name="T10"><text:s text:c="4"/>int get_size();</text:span></text:p>
      <text:p text:style-name="P16"/>
      <text:p text:style-name="P3"><text:span text:style-name="T10"><text:s text:c="4"/>~vector() {};</text:span></text:p>
      <text:p text:style-name="P16"/>
      <text:p text:style-name="P3"><text:span text:style-name="T10">private:</text:span></text:p>
      <text:p text:style-name="P3"><text:span text:style-name="T10"><text:s text:c="4"/>std::unique_ptr&lt;T[]&gt; data;</text:span></text:p>
      <text:p text:style-name="P3"><text:span text:style-name="T10"><text:s text:c="4"/>int size;</text:span></text:p>
      <text:p text:style-name="P3"><text:span text:style-name="T10"><text:s text:c="4"/>int cap;</text:span></text:p>
      <text:p text:style-name="P3"><text:span text:style-name="T10">};</text:span></text:p>
      <text:p text:style-name="P16"/>
      <text:p text:style-name="P3"><text:span text:style-name="T10">template&lt;class T&gt;</text:span></text:p>
      <text:p text:style-name="P3"><text:span text:style-name="T10">T &amp;vector&lt;T&gt;::operator[](int i) {</text:span></text:p>
      <text:p text:style-name="P3"><text:span text:style-name="T10"><text:s text:c="4"/>try{</text:span></text:p>
      <text:p text:style-name="P3"><text:span text:style-name="T10"><text:s text:c="8"/>if (i &gt;= size) {</text:span></text:p>
      <text:p text:style-name="P3"><text:span text:style-name="T10"><text:s text:c="12"/>throw "ERROR: Vector size smaller";</text:span></text:p>
      <text:p text:style-name="P3"><text:span text:style-name="T10"><text:s text:c="8"/>}</text:span></text:p>
      <text:p text:style-name="P3"><text:span text:style-name="T10"><text:s text:c="8"/>return data[i];</text:span></text:p>
      <text:p text:style-name="P3"><text:span text:style-name="T10"><text:s text:c="4"/>} catch(const char* f) {</text:span></text:p>
      <text:p text:style-name="P3"><text:span text:style-name="T10"><text:s text:c="8"/>std::cout &lt;&lt; f &lt;&lt; "\n";</text:span></text:p>
      <text:p text:style-name="P3"><text:span text:style-name="T10"><text:s text:c="4"/>}</text:span></text:p>
      <text:p text:style-name="P3"><text:span text:style-name="T10">}</text:span></text:p>
      <text:p text:style-name="P16"/>
      <text:p text:style-name="P3"><text:soft-page-break/><text:span text:style-name="T10">template&lt;class T&gt;</text:span></text:p>
      <text:p text:style-name="P3"><text:span text:style-name="T10">void vector&lt;T&gt;::push_back(const T &amp;value) {</text:span></text:p>
      <text:p text:style-name="P3"><text:span text:style-name="T10"><text:s text:c="4"/>if (cap == size) {</text:span></text:p>
      <text:p text:style-name="P3"><text:span text:style-name="T10"><text:s text:c="8"/>resize(size * 2);</text:span></text:p>
      <text:p text:style-name="P3"><text:span text:style-name="T10"><text:s text:c="4"/>}</text:span></text:p>
      <text:p text:style-name="P3"><text:span text:style-name="T10"><text:s text:c="4"/>data[size++] = value;</text:span></text:p>
      <text:p text:style-name="P3"><text:span text:style-name="T10">}</text:span></text:p>
      <text:p text:style-name="P16"/>
      <text:p text:style-name="P3"><text:span text:style-name="T10">template&lt;class T&gt;</text:span></text:p>
      <text:p text:style-name="P3"><text:span text:style-name="T10">void vector&lt;T&gt;::erase(int pos) {</text:span></text:p>
      <text:p text:style-name="P3"><text:span text:style-name="T10"><text:s text:c="4"/>std::unique_ptr&lt;T[]&gt; newd(new T[cap]);</text:span></text:p>
      <text:p text:style-name="P3"><text:span text:style-name="T10"><text:s text:c="4"/>for (int i = 0; i &lt; size; ++i) {</text:span></text:p>
      <text:p text:style-name="P3"><text:span text:style-name="T10"><text:s text:c="8"/>if (i &lt; pos) {</text:span></text:p>
      <text:p text:style-name="P3"><text:span text:style-name="T10"><text:s text:c="12"/>newd[i] = data[i];</text:span></text:p>
      <text:p text:style-name="P3"><text:span text:style-name="T10"><text:s text:c="8"/>} else if (i &gt; pos) {</text:span></text:p>
      <text:p text:style-name="P3"><text:span text:style-name="T10"><text:s text:c="12"/>newd[i - 1] = data[i];</text:span></text:p>
      <text:p text:style-name="P3"><text:span text:style-name="T10"><text:s text:c="8"/>}</text:span></text:p>
      <text:p text:style-name="P3"><text:span text:style-name="T10"><text:s text:c="4"/>}</text:span></text:p>
      <text:p text:style-name="P3"><text:span text:style-name="T10"><text:s text:c="4"/>data = std::move(newd);</text:span></text:p>
      <text:p text:style-name="P3"><text:span text:style-name="T10"><text:s text:c="4"/>size--;</text:span></text:p>
      <text:p text:style-name="P3"><text:span text:style-name="T10">}</text:span></text:p>
      <text:p text:style-name="P16"/>
      <text:p text:style-name="P16"/>
      <text:p text:style-name="P3"><text:span text:style-name="T10">template&lt;class T&gt;</text:span></text:p>
      <text:p text:style-name="P3"><text:span text:style-name="T10">void vector&lt;T&gt;::resize(int size) {</text:span></text:p>
      <text:p text:style-name="P3"><text:span text:style-name="T10"><text:s text:c="4"/>std::unique_ptr&lt;T[]&gt; newd(new T[size]);</text:span></text:p>
      <text:p text:style-name="P3"><text:span text:style-name="T10"><text:s text:c="4"/>int n = std::min(size, this-&gt;size);</text:span></text:p>
      <text:p text:style-name="P3"><text:span text:style-name="T10"><text:s text:c="4"/>for (int i = 0; i &lt; n; ++i) {</text:span></text:p>
      <text:p text:style-name="P3"><text:span text:style-name="T10"><text:s text:c="8"/>newd[i] = data[i];</text:span></text:p>
      <text:p text:style-name="P3"><text:span text:style-name="T10"><text:s text:c="4"/>}</text:span></text:p>
      <text:p text:style-name="P3"><text:span text:style-name="T10"><text:s text:c="4"/>data = std::move(newd);</text:span></text:p>
      <text:p text:style-name="P3"><text:span text:style-name="T10"><text:s text:c="4"/>this-&gt;size = n;</text:span></text:p>
      <text:p text:style-name="P3"><text:span text:style-name="T10"><text:s text:c="4"/>cap = size;</text:span></text:p>
      <text:p text:style-name="P3"><text:span text:style-name="T10">}</text:span></text:p>
      <text:p text:style-name="P16"/>
      <text:p text:style-name="P3"><text:span text:style-name="T10">template&lt;class T&gt;</text:span></text:p>
      <text:p text:style-name="P3"><text:span text:style-name="T10">int vector&lt;T&gt;::get_size() {</text:span></text:p>
      <text:p text:style-name="P3"><text:span text:style-name="T10"><text:s text:c="4"/>return size;</text:span></text:p>
      <text:p text:style-name="P3"><text:span text:style-name="T10">}</text:span></text:p>
      <text:p text:style-name="P16"/>
      <text:p text:style-name="P3"><text:span text:style-name="T10">template&lt;class T&gt;</text:span></text:p>
      <text:p text:style-name="P3"><text:span text:style-name="T10">typename vector&lt;T&gt;::iterator vector&lt;T&gt;::begin() const {</text:span></text:p>
      <text:p text:style-name="P3"><text:span text:style-name="T10"><text:s text:c="4"/>return &amp;data[0];</text:span></text:p>
      <text:p text:style-name="P3"><text:span text:style-name="T10">}</text:span></text:p>
      <text:p text:style-name="P16"/>
      <text:p text:style-name="P3"><text:span text:style-name="T10">template&lt;class T&gt;</text:span></text:p>
      <text:p text:style-name="P3"><text:span text:style-name="T10">typename vector&lt;T&gt;::iterator vector&lt;T&gt;::end() const {</text:span></text:p>
      <text:p text:style-name="P3"><text:span text:style-name="T10"><text:s text:c="4"/>return data[size];</text:span></text:p>
      <text:p text:style-name="P3"><text:span text:style-name="T10">}</text:span></text:p>
      <text:p text:style-name="P16"/>
      <text:p text:style-name="P16"/>
      <text:p text:style-name="P3"><text:span text:style-name="T10">#endif //OOP6_VECTOR_H</text:span></text:p>
      <text:p text:style-name="P16"><text:soft-page-break/></text:p>
      <text:p text:style-name="P7"/>
      <text:p text:style-name="P3"><text:span text:style-name="T7">que.h</text:span></text:p>
      <text:p text:style-name="P7"/>
      <text:p text:style-name="P7"/>
      <text:p text:style-name="P3"><text:span text:style-name="T10">#ifndef OOP6_QUE_H</text:span></text:p>
      <text:p text:style-name="P3"><text:span text:style-name="T10">#define OOP6_QUE_H</text:span></text:p>
      <text:p text:style-name="P16"/>
      <text:p text:style-name="P3"><text:span text:style-name="T10">#include &lt;iterator&gt;</text:span></text:p>
      <text:p text:style-name="P3"><text:span text:style-name="T10">#include &lt;memory&gt;</text:span></text:p>
      <text:p text:style-name="P3"><text:span text:style-name="T10">#include &lt;utility&gt;</text:span></text:p>
      <text:p text:style-name="P16"/>
      <text:p text:style-name="P3"><text:span text:style-name="T10">template &lt;class T, class Allocator = std::allocator&lt;T&gt;&gt;</text:span></text:p>
      <text:p text:style-name="P3"><text:span text:style-name="T10">struct queue {</text:span></text:p>
      <text:p text:style-name="P3"><text:span text:style-name="T10">private:</text:span></text:p>
      <text:p text:style-name="P3"><text:span text:style-name="T10"><text:s text:c="4"/>struct element;</text:span></text:p>
      <text:p text:style-name="P3"><text:span text:style-name="T10">public:</text:span></text:p>
      <text:p text:style-name="P3"><text:span text:style-name="T10"><text:s text:c="4"/>queue() = default;</text:span></text:p>
      <text:p text:style-name="P16"/>
      <text:p text:style-name="P3"><text:span text:style-name="T10"><text:s text:c="4"/>// forw_it</text:span></text:p>
      <text:p text:style-name="P16"/>
      <text:p text:style-name="P3"><text:span text:style-name="T10"><text:s text:c="4"/>struct forward_iterator {</text:span></text:p>
      <text:p text:style-name="P3"><text:span text:style-name="T10"><text:s text:c="4"/>public:</text:span></text:p>
      <text:p text:style-name="P3"><text:span text:style-name="T10"><text:s text:c="8"/>using value_type = T;</text:span></text:p>
      <text:p text:style-name="P3"><text:span text:style-name="T10"><text:s text:c="8"/>using reference = T&amp;;</text:span></text:p>
      <text:p text:style-name="P3"><text:span text:style-name="T10"><text:s text:c="8"/>using pointer = T*;</text:span></text:p>
      <text:p text:style-name="P3"><text:span text:style-name="T10"><text:s text:c="8"/>using difference_type = std::ptrdiff_t;</text:span></text:p>
      <text:p text:style-name="P3"><text:span text:style-name="T10"><text:s text:c="8"/>using iterator_category = std::forward_iterator_tag;</text:span></text:p>
      <text:p text:style-name="P16"/>
      <text:p text:style-name="P3"><text:span text:style-name="T10"><text:s text:c="8"/>forward_iterator(element *ptr);</text:span></text:p>
      <text:p text:style-name="P16"/>
      <text:p text:style-name="P3"><text:span text:style-name="T10"><text:s text:c="8"/>T&amp; operator* ();</text:span></text:p>
      <text:p text:style-name="P3"><text:span text:style-name="T10"><text:s text:c="8"/>forward_iterator&amp; operator++ ();</text:span></text:p>
      <text:p text:style-name="P3"><text:span text:style-name="T10"><text:s text:c="8"/>forward_iterator operator++ (int);</text:span></text:p>
      <text:p text:style-name="P16"/>
      <text:p text:style-name="P3"><text:span text:style-name="T10"><text:s text:c="8"/>bool operator== (const forward_iterator&amp; o) const;</text:span></text:p>
      <text:p text:style-name="P3"><text:span text:style-name="T10"><text:s text:c="8"/>bool operator!= (const forward_iterator&amp; o) const;</text:span></text:p>
      <text:p text:style-name="P3"><text:span text:style-name="T10"><text:s text:c="4"/>private:</text:span></text:p>
      <text:p text:style-name="P3"><text:span text:style-name="T10"><text:s text:c="8"/>element* ptr_ = nullptr;</text:span></text:p>
      <text:p text:style-name="P16"/>
      <text:p text:style-name="P3"><text:span text:style-name="T10"><text:s text:c="8"/>friend queue;</text:span></text:p>
      <text:p text:style-name="P3"><text:span text:style-name="T10"><text:s text:c="4"/>};</text:span></text:p>
      <text:p text:style-name="P16"/>
      <text:p text:style-name="P3"><text:span text:style-name="T10"><text:s text:c="4"/>forward_iterator begin();</text:span></text:p>
      <text:p text:style-name="P3"><text:span text:style-name="T10"><text:s text:c="4"/>forward_iterator end();</text:span></text:p>
      <text:p text:style-name="P16"/>
      <text:p text:style-name="P3"><text:span text:style-name="T10"><text:s text:c="4"/>void insert(forward_iterator&amp; it, const T&amp; value);</text:span></text:p>
      <text:p text:style-name="P3"><text:span text:style-name="T10"><text:s text:c="4"/>void insert_to_num(int pos, const T&amp; value);</text:span></text:p>
      <text:p text:style-name="P3"><text:span text:style-name="T10"><text:s text:c="4"/>void erase(forward_iterator it);</text:span></text:p>
      <text:p text:style-name="P3"><text:span text:style-name="T10"><text:s text:c="4"/>void erase_to_num(int pos);</text:span></text:p>
      <text:p text:style-name="P3"><text:span text:style-name="T10"><text:s text:c="4"/>bool empty() {</text:span></text:p>
      <text:p text:style-name="P3"><text:span text:style-name="T10"><text:s text:c="8"/>return first == nullptr;</text:span></text:p>
      <text:p text:style-name="P3"><text:soft-page-break/><text:span text:style-name="T10"><text:s text:c="4"/>}</text:span></text:p>
      <text:p text:style-name="P16"/>
      <text:p text:style-name="P3"><text:span text:style-name="T10"><text:s text:c="4"/>void pop();</text:span></text:p>
      <text:p text:style-name="P3"><text:span text:style-name="T10"><text:s text:c="4"/>void push(const T&amp; value);</text:span></text:p>
      <text:p text:style-name="P3"><text:span text:style-name="T10"><text:s text:c="4"/>T&amp; top();</text:span></text:p>
      <text:p text:style-name="P16"/>
      <text:p text:style-name="P3"><text:span text:style-name="T10">private:</text:span></text:p>
      <text:p text:style-name="P16"/>
      <text:p text:style-name="P3"><text:span text:style-name="T10"><text:s text:c="4"/>using allocator_type = typename Allocator::template rebind&lt;element&gt;::other;</text:span></text:p>
      <text:p text:style-name="P16"/>
      <text:p text:style-name="P3"><text:span text:style-name="T10"><text:s text:c="4"/>struct deleter {</text:span></text:p>
      <text:p text:style-name="P16"/>
      <text:p text:style-name="P3"><text:span text:style-name="T10"><text:s text:c="8"/>deleter(allocator_type* allocator): allocator_(allocator) {}</text:span></text:p>
      <text:p text:style-name="P16"/>
      <text:p text:style-name="P3"><text:span text:style-name="T10"><text:s text:c="8"/>void operator() (element* ptr) {</text:span></text:p>
      <text:p text:style-name="P3"><text:span text:style-name="T10"><text:s text:c="12"/>if (ptr != nullptr) {</text:span></text:p>
      <text:p text:style-name="P3"><text:span text:style-name="T10"><text:s text:c="16"/>std::allocator_traits&lt;allocator_type&gt;::destroy(*allocator_, ptr);</text:span></text:p>
      <text:p text:style-name="P3"><text:span text:style-name="T10"><text:s text:c="16"/>allocator_-&gt;deallocate(ptr, 1);</text:span></text:p>
      <text:p text:style-name="P3"><text:span text:style-name="T10"><text:s text:c="12"/>}</text:span></text:p>
      <text:p text:style-name="P3"><text:span text:style-name="T10"><text:s text:c="8"/>}</text:span></text:p>
      <text:p text:style-name="P3"><text:span text:style-name="T10"><text:s text:c="4"/>private:</text:span></text:p>
      <text:p text:style-name="P3"><text:span text:style-name="T10"><text:s text:c="8"/>allocator_type* allocator_;</text:span></text:p>
      <text:p text:style-name="P3"><text:span text:style-name="T10"><text:s text:c="4"/>};</text:span></text:p>
      <text:p text:style-name="P16"/>
      <text:p text:style-name="P3"><text:span text:style-name="T10"><text:s text:c="4"/>using unique_ptr = std::unique_ptr&lt;element, deleter&gt;;</text:span></text:p>
      <text:p text:style-name="P16"/>
      <text:p text:style-name="P16"/>
      <text:p text:style-name="P3"><text:span text:style-name="T10"><text:s text:c="4"/>// elem_que</text:span></text:p>
      <text:p text:style-name="P16"/>
      <text:p text:style-name="P16"/>
      <text:p text:style-name="P3"><text:span text:style-name="T10"><text:s text:c="4"/>struct element{</text:span></text:p>
      <text:p text:style-name="P3"><text:span text:style-name="T10"><text:s text:c="8"/>T value;</text:span></text:p>
      <text:p text:style-name="P3"><text:span text:style-name="T10"><text:s text:c="8"/>unique_ptr next_element{nullptr, deleter{nullptr}};</text:span></text:p>
      <text:p text:style-name="P3"><text:span text:style-name="T10"><text:s text:c="8"/>element(const T&amp; value_): value(value_) {}</text:span></text:p>
      <text:p text:style-name="P3"><text:span text:style-name="T10"><text:s text:c="8"/>forward_iterator next();</text:span></text:p>
      <text:p text:style-name="P3"><text:span text:style-name="T10"><text:s text:c="4"/>};</text:span></text:p>
      <text:p text:style-name="P16"/>
      <text:p text:style-name="P3"><text:span text:style-name="T10"><text:s text:c="4"/>allocator_type allocator_{};</text:span></text:p>
      <text:p text:style-name="P3"><text:span text:style-name="T10"><text:s text:c="4"/>unique_ptr first{nullptr, deleter{nullptr}};</text:span></text:p>
      <text:p text:style-name="P3"><text:span text:style-name="T10"><text:s text:c="4"/>element *endl = nullptr;</text:span></text:p>
      <text:p text:style-name="P3"><text:span text:style-name="T10">};</text:span></text:p>
      <text:p text:style-name="P16"/>
      <text:p text:style-name="P16"/>
      <text:p text:style-name="P3"><text:span text:style-name="T10">// it_func</text:span></text:p>
      <text:p text:style-name="P16"/>
      <text:p text:style-name="P3"><text:span text:style-name="T10">template &lt;class T, class Allocator&gt;</text:span></text:p>
      <text:p text:style-name="P3"><text:span text:style-name="T10">typename queue&lt;T, Allocator&gt;::forward_iterator queue&lt;T, Allocator&gt;::begin() {</text:span></text:p>
      <text:p text:style-name="P3"><text:span text:style-name="T10"><text:s text:c="4"/>if (first == nullptr) {</text:span></text:p>
      <text:p text:style-name="P3"><text:span text:style-name="T10"><text:s text:c="8"/>return nullptr;</text:span></text:p>
      <text:p text:style-name="P3"><text:span text:style-name="T10"><text:s text:c="4"/>}</text:span></text:p>
      <text:p text:style-name="P3"><text:span text:style-name="T10"><text:s text:c="4"/>return forward_iterator(first.get());</text:span></text:p>
      <text:p text:style-name="P3"><text:span text:style-name="T10">}</text:span></text:p>
      <text:p text:style-name="P16"><text:soft-page-break/></text:p>
      <text:p text:style-name="P3"><text:span text:style-name="T10">template &lt;class T, class Allocator&gt;</text:span></text:p>
      <text:p text:style-name="P3"><text:span text:style-name="T10">typename queue&lt;T, Allocator&gt;::forward_iterator queue&lt;T, Allocator&gt;::end() {</text:span></text:p>
      <text:p text:style-name="P3"><text:span text:style-name="T10"><text:s text:c="4"/>return forward_iterator(nullptr);</text:span></text:p>
      <text:p text:style-name="P3"><text:span text:style-name="T10">}</text:span></text:p>
      <text:p text:style-name="P16"/>
      <text:p text:style-name="P3"><text:span text:style-name="T10">// func_que</text:span></text:p>
      <text:p text:style-name="P16"/>
      <text:p text:style-name="P3"><text:span text:style-name="T10">template &lt;class T, class Allocator&gt;</text:span></text:p>
      <text:p text:style-name="P3"><text:span text:style-name="T10">void queue&lt;T, Allocator&gt;::insert_to_num(int pos, const T&amp; value) {</text:span></text:p>
      <text:p text:style-name="P3"><text:span text:style-name="T10"><text:s text:c="4"/>forward_iterator iter = this -&gt; begin();</text:span></text:p>
      <text:p text:style-name="P3"><text:span text:style-name="T10"><text:s text:c="4"/>for (int i = 0; i &lt; pos; ++i) {</text:span></text:p>
      <text:p text:style-name="P3"><text:span text:style-name="T10"><text:s text:c="8"/>if (i == pos) {</text:span></text:p>
      <text:p text:style-name="P3"><text:span text:style-name="T10"><text:s text:c="12"/>break;</text:span></text:p>
      <text:p text:style-name="P3"><text:span text:style-name="T10"><text:s text:c="8"/>}</text:span></text:p>
      <text:p text:style-name="P3"><text:span text:style-name="T10"><text:s text:c="8"/>++iter;</text:span></text:p>
      <text:p text:style-name="P3"><text:span text:style-name="T10"><text:s text:c="4"/>}</text:span></text:p>
      <text:p text:style-name="P3"><text:span text:style-name="T10"><text:s text:c="4"/>this -&gt; insert(iter, value);</text:span></text:p>
      <text:p text:style-name="P3"><text:span text:style-name="T10">}</text:span></text:p>
      <text:p text:style-name="P16"/>
      <text:p text:style-name="P3"><text:span text:style-name="T10">template &lt;class T, class Allocator&gt;</text:span></text:p>
      <text:p text:style-name="P3"><text:span text:style-name="T10">void queue&lt;T, Allocator&gt;::insert(queue&lt;T, Allocator&gt;::forward_iterator&amp; ptr, const T&amp; value) {</text:span></text:p>
      <text:p text:style-name="P3"><text:span text:style-name="T10"><text:s text:c="5"/>element* nd = this-&gt;allocator_.allocate(1);</text:span></text:p>
      <text:p text:style-name="P3"><text:span text:style-name="T10"><text:s text:c="5"/>std::allocator_traits&lt;allocator_type&gt;::construct(this-&gt;allocator_, nd, value);</text:span></text:p>
      <text:p text:style-name="P3"><text:span text:style-name="T10"><text:s text:c="5"/>auto val = unique_ptr(nd, deleter{&amp;this-&gt;allocator_});</text:span></text:p>
      <text:p text:style-name="P3"><text:span text:style-name="T10"><text:s text:c="5"/>forward_iterator it = this-&gt;begin();</text:span></text:p>
      <text:p text:style-name="P3"><text:span text:style-name="T10"><text:s text:c="5"/>if (ptr == this-&gt;begin()) {</text:span></text:p>
      <text:p text:style-name="P3"><text:span text:style-name="T10"><text:s text:c="12"/>val-&gt;next_element = std::move(first);</text:span></text:p>
      <text:p text:style-name="P3"><text:span text:style-name="T10"><text:s text:c="12"/>first = std::move(val);</text:span></text:p>
      <text:p text:style-name="P3"><text:span text:style-name="T10"><text:s text:c="12"/>return;</text:span></text:p>
      <text:p text:style-name="P3"><text:span text:style-name="T10"><text:s text:c="5"/>}</text:span></text:p>
      <text:p text:style-name="P3"><text:span text:style-name="T10"><text:s text:c="5"/>while ((it.ptr_ != nullptr) &amp;&amp; (it.ptr_-&gt;next() != ptr)) {</text:span></text:p>
      <text:p text:style-name="P3"><text:span text:style-name="T10"><text:s text:c="12"/>++it;</text:span></text:p>
      <text:p text:style-name="P3"><text:span text:style-name="T10"><text:s text:c="5"/>}</text:span></text:p>
      <text:p text:style-name="P3"><text:span text:style-name="T10"><text:s text:c="5"/>if (it.ptr_ == nullptr) {</text:span></text:p>
      <text:p text:style-name="P3"><text:span text:style-name="T10"><text:s text:c="12"/>throw std::logic_error ("ERROR");</text:span></text:p>
      <text:p text:style-name="P3"><text:span text:style-name="T10"><text:s text:c="5"/>}</text:span></text:p>
      <text:p text:style-name="P3"><text:span text:style-name="T10"><text:s text:c="5"/>val-&gt;next_element = std::move(it.ptr_-&gt;next_element);</text:span></text:p>
      <text:p text:style-name="P3"><text:span text:style-name="T10"><text:s text:c="5"/>it.ptr_-&gt;next_element = std::move(val);</text:span></text:p>
      <text:p text:style-name="P3"><text:span text:style-name="T10">}</text:span></text:p>
      <text:p text:style-name="P16"/>
      <text:p text:style-name="P3"><text:span text:style-name="T10">template &lt;class T, class Allocator&gt;</text:span></text:p>
      <text:p text:style-name="P3"><text:span text:style-name="T10">void queue&lt;T, Allocator&gt;::erase_to_num(int pos) {</text:span></text:p>
      <text:p text:style-name="P3"><text:span text:style-name="T10"><text:s text:c="4"/>pos += 1;</text:span></text:p>
      <text:p text:style-name="P3"><text:span text:style-name="T10"><text:s text:c="4"/>forward_iterator iter = this-&gt;begin();</text:span></text:p>
      <text:p text:style-name="P3"><text:span text:style-name="T10"><text:s text:c="4"/>for (int i = 1; i &lt;= pos; ++i) {</text:span></text:p>
      <text:p text:style-name="P3"><text:span text:style-name="T10"><text:s text:c="8"/>if (i == pos) {</text:span></text:p>
      <text:p text:style-name="P3"><text:span text:style-name="T10"><text:s text:c="12"/>break;</text:span></text:p>
      <text:p text:style-name="P3"><text:span text:style-name="T10"><text:s text:c="8"/>}</text:span></text:p>
      <text:p text:style-name="P3"><text:span text:style-name="T10"><text:s text:c="8"/>++iter;</text:span></text:p>
      <text:p text:style-name="P3"><text:span text:style-name="T10"><text:s text:c="4"/>}</text:span></text:p>
      <text:p text:style-name="P3"><text:span text:style-name="T10"><text:s text:c="4"/>this-&gt;erase(iter);</text:span></text:p>
      <text:p text:style-name="P3"><text:soft-page-break/><text:span text:style-name="T10">}</text:span></text:p>
      <text:p text:style-name="P16"/>
      <text:p text:style-name="P3"><text:span text:style-name="T10">template &lt;class T, class Allocator&gt;</text:span></text:p>
      <text:p text:style-name="P3"><text:span text:style-name="T10">void queue&lt;T, Allocator&gt;::erase(queue&lt;T, Allocator&gt;::forward_iterator ptr) {</text:span></text:p>
      <text:p text:style-name="P3"><text:span text:style-name="T10"><text:s text:c="4"/>forward_iterator it = this-&gt;begin(), end = this-&gt;end();</text:span></text:p>
      <text:p text:style-name="P3"><text:span text:style-name="T10"><text:s text:c="4"/>if (ptr == end) {</text:span></text:p>
      <text:p text:style-name="P3"><text:span text:style-name="T10"><text:s text:c="8"/>throw std::logic_error("ERROR");</text:span></text:p>
      <text:p text:style-name="P3"><text:span text:style-name="T10"><text:s text:c="4"/>}</text:span></text:p>
      <text:p text:style-name="P3"><text:span text:style-name="T10"><text:s text:c="4"/>if (ptr == it) {</text:span></text:p>
      <text:p text:style-name="P3"><text:span text:style-name="T10"><text:s text:c="8"/>this-&gt;pop();</text:span></text:p>
      <text:p text:style-name="P3"><text:span text:style-name="T10"><text:s text:c="8"/>return;</text:span></text:p>
      <text:p text:style-name="P3"><text:span text:style-name="T10"><text:s text:c="4"/>}</text:span></text:p>
      <text:p text:style-name="P3"><text:span text:style-name="T10"><text:s text:c="4"/>while ((it.ptr_ != nullptr) &amp;&amp; (it.ptr_-&gt;next() != ptr)) {</text:span></text:p>
      <text:p text:style-name="P3"><text:span text:style-name="T10"><text:s text:c="8"/>++it;</text:span></text:p>
      <text:p text:style-name="P3"><text:span text:style-name="T10"><text:s text:c="4"/>}</text:span></text:p>
      <text:p text:style-name="P3"><text:span text:style-name="T10"><text:s text:c="4"/>if (it.ptr_ == nullptr) {</text:span></text:p>
      <text:p text:style-name="P3"><text:span text:style-name="T10"><text:s text:c="8"/>throw std::logic_error("ERROR");</text:span></text:p>
      <text:p text:style-name="P3"><text:span text:style-name="T10"><text:s text:c="4"/>}</text:span></text:p>
      <text:p text:style-name="P3"><text:span text:style-name="T10"><text:s text:c="4"/>it.ptr_-&gt;next_element = std::move(ptr.ptr_-&gt;next_element);</text:span></text:p>
      <text:p text:style-name="P3"><text:span text:style-name="T10">}</text:span></text:p>
      <text:p text:style-name="P16"/>
      <text:p text:style-name="P3"><text:span text:style-name="T10">template &lt;class T, class Allocator&gt;</text:span></text:p>
      <text:p text:style-name="P3"><text:span text:style-name="T10">void queue&lt;T, Allocator&gt;::pop() {</text:span></text:p>
      <text:p text:style-name="P3"><text:span text:style-name="T10"><text:s text:c="4"/>if (first == nullptr) {</text:span></text:p>
      <text:p text:style-name="P3"><text:span text:style-name="T10"><text:s text:c="8"/>throw std::logic_error ("queue is empty");</text:span></text:p>
      <text:p text:style-name="P3"><text:span text:style-name="T10"><text:s text:c="4"/>}</text:span></text:p>
      <text:p text:style-name="P3"><text:span text:style-name="T10"><text:s text:c="4"/>auto tmp = std::move(first-&gt;next_element);</text:span></text:p>
      <text:p text:style-name="P3"><text:span text:style-name="T10"><text:s text:c="4"/>first = std::move(tmp);</text:span></text:p>
      <text:p text:style-name="P3"><text:span text:style-name="T10">}</text:span></text:p>
      <text:p text:style-name="P16"/>
      <text:p text:style-name="P3"><text:span text:style-name="T10">template &lt;class T, class Allocator&gt;</text:span></text:p>
      <text:p text:style-name="P3"><text:span text:style-name="T10">void queue&lt;T, Allocator&gt;::push(const T&amp; value) {</text:span></text:p>
      <text:p text:style-name="P3"><text:span text:style-name="T10"><text:s text:c="4"/>element* result = this-&gt;allocator_.allocate(1);</text:span></text:p>
      <text:p text:style-name="P3"><text:span text:style-name="T10"><text:s text:c="4"/>std::allocator_traits&lt;allocator_type&gt;::construct(this -&gt; allocator_, result, value);</text:span></text:p>
      <text:p text:style-name="P3"><text:span text:style-name="T10"><text:s text:c="4"/>if (!first) {</text:span></text:p>
      <text:p text:style-name="P3"><text:span text:style-name="T10"><text:s text:c="8"/>first = unique_ptr(result, deleter{&amp;this-&gt;allocator_});</text:span></text:p>
      <text:p text:style-name="P3"><text:span text:style-name="T10"><text:s text:c="8"/>endl = first.get();</text:span></text:p>
      <text:p text:style-name="P3"><text:span text:style-name="T10"><text:s text:c="8"/>return;</text:span></text:p>
      <text:p text:style-name="P3"><text:span text:style-name="T10"><text:s text:c="4"/>}</text:span></text:p>
      <text:p text:style-name="P3"><text:span text:style-name="T10"><text:s text:c="4"/>endl-&gt;next_element = unique_ptr(result, deleter{&amp;this-&gt;allocator_});</text:span></text:p>
      <text:p text:style-name="P3"><text:span text:style-name="T10"><text:s text:c="4"/>endl = endl-&gt;next_element.get();</text:span></text:p>
      <text:p text:style-name="P3"><text:span text:style-name="T10">}</text:span></text:p>
      <text:p text:style-name="P16"/>
      <text:p text:style-name="P3"><text:span text:style-name="T10">template &lt;class T, class Allocator&gt;</text:span></text:p>
      <text:p text:style-name="P3"><text:span text:style-name="T10">T&amp; queue&lt;T, Allocator&gt;::top() {</text:span></text:p>
      <text:p text:style-name="P3"><text:span text:style-name="T10"><text:s text:c="4"/>if (first == nullptr) {</text:span></text:p>
      <text:p text:style-name="P3"><text:span text:style-name="T10"><text:s text:c="8"/>throw std::logic_error("queue is empty");</text:span></text:p>
      <text:p text:style-name="P3"><text:span text:style-name="T10"><text:s text:c="4"/>}</text:span></text:p>
      <text:p text:style-name="P3"><text:span text:style-name="T10"><text:s text:c="4"/>return first-&gt;value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oft-page-break/><text:span text:style-name="T10">typename queue&lt;T, Allocator&gt;::forward_iterator queue&lt;T, Allocator&gt;::element::next() {</text:span></text:p>
      <text:p text:style-name="P3"><text:span text:style-name="T10"><text:s text:c="4"/>return forward_iterator(this-&gt;next_element.get())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pan text:style-name="T10">queue&lt;T, Allocator&gt;::forward_iterator::forward_iterator(queue&lt;T, Allocator&gt;::element *ptr) {</text:span></text:p>
      <text:p text:style-name="P3"><text:span text:style-name="T10"><text:s text:c="4"/>ptr_ = ptr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pan text:style-name="T10">T&amp; queue&lt;T, Allocator&gt;::forward_iterator::operator*() {</text:span></text:p>
      <text:p text:style-name="P3"><text:span text:style-name="T10"><text:s text:c="4"/>return this-&gt;ptr_-&gt;value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pan text:style-name="T10">typename queue&lt;T, Allocator&gt;::forward_iterator&amp; queue&lt;T, Allocator&gt;::forward_iterator::operator++() {</text:span></text:p>
      <text:p text:style-name="P3"><text:span text:style-name="T10"><text:s text:c="4"/>if (ptr_ == nullptr) throw std::logic_error ("out of queue borders");</text:span></text:p>
      <text:p text:style-name="P3"><text:span text:style-name="T10"><text:s text:c="4"/>*this = ptr_-&gt;next();</text:span></text:p>
      <text:p text:style-name="P3"><text:span text:style-name="T10"><text:s text:c="4"/>return *this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pan text:style-name="T10">typename queue&lt;T, Allocator&gt;::forward_iterator queue&lt;T, Allocator&gt;::forward_iterator::operator++(int) {</text:span></text:p>
      <text:p text:style-name="P3"><text:span text:style-name="T10"><text:s text:c="4"/>forward_iterator old = *this;</text:span></text:p>
      <text:p text:style-name="P3"><text:span text:style-name="T10"><text:s text:c="4"/>++*this;</text:span></text:p>
      <text:p text:style-name="P3"><text:span text:style-name="T10"><text:s text:c="4"/>return old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pan text:style-name="T10">bool queue&lt;T, Allocator&gt;::forward_iterator::operator==(const forward_iterator&amp; other) const {</text:span></text:p>
      <text:p text:style-name="P3"><text:span text:style-name="T10"><text:s text:c="4"/>return ptr_ == other.ptr_;</text:span></text:p>
      <text:p text:style-name="P3"><text:span text:style-name="T10">}</text:span></text:p>
      <text:p text:style-name="P16"/>
      <text:p text:style-name="P3"><text:span text:style-name="T10">template&lt;class T, class Allocator&gt;</text:span></text:p>
      <text:p text:style-name="P3"><text:span text:style-name="T10">bool queue&lt;T, Allocator&gt;::forward_iterator::operator!=(const forward_iterator&amp; other) const {</text:span></text:p>
      <text:p text:style-name="P3"><text:span text:style-name="T10"><text:s text:c="4"/>return ptr_ != other.ptr_;</text:span></text:p>
      <text:p text:style-name="P3"><text:span text:style-name="T10">}</text:span></text:p>
      <text:p text:style-name="P16"/>
      <text:p text:style-name="P16"/>
      <text:p text:style-name="P16"/>
      <text:p text:style-name="P3"><text:span text:style-name="T10">#endif //OOP6_QUE_H</text:span></text:p>
      <text:p text:style-name="P16"/>
      <text:p text:style-name="P18"><text:span text:style-name="T7">Тесты</text:span></text:p>
      <text:p text:style-name="P3"><text:span text:style-name="T10">test_01.txt</text:span></text:p>
      <text:p text:style-name="P16"/>
      <text:p text:style-name="P3"><text:span text:style-name="T10">add 0 0 0 1 1 0</text:span></text:p>
      <text:p text:style-name="P3"><text:span text:style-name="T10">add 0 0 0 2 2 0</text:span></text:p>
      <text:p text:style-name="P3"><text:span text:style-name="T10">print_all</text:span></text:p>
      <text:p text:style-name="P3"><text:span text:style-name="T10">pop</text:span></text:p>
      <text:p text:style-name="P3"><text:span text:style-name="T10">print_all</text:span></text:p>
      <text:p text:style-name="P3"><text:soft-page-break/><text:span text:style-name="T10">add 0 0 0 4 4 0</text:span></text:p>
      <text:p text:style-name="P3"><text:span text:style-name="T10">print_all</text:span></text:p>
      <text:p text:style-name="P3"><text:span text:style-name="T10">exit</text:span></text:p>
      <text:p text:style-name="P16"/>
      <text:p text:style-name="P3"><text:span text:style-name="T10">res_01.txt</text:span></text:p>
      <text:p text:style-name="P16"/>
      <text:p text:style-name="P3"><text:span text:style-name="T10">add 0 0 0 1 1 0</text:span></text:p>
      <text:p text:style-name="P3"><text:span text:style-name="T10">add 0 0 0 2 2 0</text:span></text:p>
      <text:p text:style-name="P3"><text:span text:style-name="T10">print_all</text:span></text:p>
      <text:p text:style-name="P3"><text:span text:style-name="T10">[0 0] [0 1] [1 0]</text:span></text:p>
      <text:p text:style-name="P3"><text:span text:style-name="T10">[0 0] [0 2] [2 0]</text:span></text:p>
      <text:p text:style-name="P3"><text:span text:style-name="T10">pop</text:span></text:p>
      <text:p text:style-name="P3"><text:span text:style-name="T10">print_all</text:span></text:p>
      <text:p text:style-name="P3"><text:span text:style-name="T10">[0 0] [0 2] [2 0]</text:span></text:p>
      <text:p text:style-name="P3"><text:span text:style-name="T10">add 0 0 0 4 4 0</text:span></text:p>
      <text:p text:style-name="P3"><text:span text:style-name="T10">print_all</text:span></text:p>
      <text:p text:style-name="P3"><text:span text:style-name="T10">[0 0] [0 2] [2 0]</text:span></text:p>
      <text:p text:style-name="P3"><text:span text:style-name="T10">[0 0] [0 4] [4 0]</text:span></text:p>
      <text:p text:style-name="P3"><text:span text:style-name="T10">exit</text:span></text:p>
      <text:p text:style-name="P16"/>
      <text:p text:style-name="P3"><text:span text:style-name="T10">test_02.txt</text:span></text:p>
      <text:p text:style-name="P16"/>
      <text:p text:style-name="P3"><text:span text:style-name="T10">insert 0 0 0 1 1 0</text:span></text:p>
      <text:p text:style-name="P3"><text:span text:style-name="T10">0</text:span></text:p>
      <text:p text:style-name="P3"><text:span text:style-name="T10">print_all</text:span></text:p>
      <text:p text:style-name="P3"><text:span text:style-name="T10">insert 0 0 0 2 2 0</text:span></text:p>
      <text:p text:style-name="P3"><text:span text:style-name="T10">0</text:span></text:p>
      <text:p text:style-name="P3"><text:span text:style-name="T10">print_all</text:span></text:p>
      <text:p text:style-name="P3"><text:span text:style-name="T10">insert 0 0 0 3 3 0</text:span></text:p>
      <text:p text:style-name="P3"><text:span text:style-name="T10">1</text:span></text:p>
      <text:p text:style-name="P3"><text:span text:style-name="T10">print_all</text:span></text:p>
      <text:p text:style-name="P3"><text:span text:style-name="T10">erase 0</text:span></text:p>
      <text:p text:style-name="P3"><text:span text:style-name="T10">print_all</text:span></text:p>
      <text:p text:style-name="P3"><text:span text:style-name="T10">erase 1</text:span></text:p>
      <text:p text:style-name="P3"><text:span text:style-name="T10">print_all</text:span></text:p>
      <text:p text:style-name="P3"><text:span text:style-name="T10">exit</text:span></text:p>
      <text:p text:style-name="P16"/>
      <text:p text:style-name="P3"><text:span text:style-name="T10">res_02.txt</text:span></text:p>
      <text:p text:style-name="P16"/>
      <text:p text:style-name="P3"><text:span text:style-name="T10">insert 0 0 0 1 1 0</text:span></text:p>
      <text:p text:style-name="P3"><text:span text:style-name="T10">0</text:span></text:p>
      <text:p text:style-name="P3"><text:span text:style-name="T10">print_all</text:span></text:p>
      <text:p text:style-name="P3"><text:span text:style-name="T10">[0 0] [0 1] [1 0]</text:span></text:p>
      <text:p text:style-name="P3"><text:span text:style-name="T10">insert 0 0 0 2 2 0</text:span></text:p>
      <text:p text:style-name="P3"><text:span text:style-name="T10">0</text:span></text:p>
      <text:p text:style-name="P3"><text:span text:style-name="T10">print_all</text:span></text:p>
      <text:p text:style-name="P3"><text:span text:style-name="T10">[0 0] [0 2] [2 0]</text:span></text:p>
      <text:p text:style-name="P3"><text:span text:style-name="T10">[0 0] [0 1] [1 0]</text:span></text:p>
      <text:p text:style-name="P3"><text:span text:style-name="T10">insert 0 0 0 3 3 0</text:span></text:p>
      <text:p text:style-name="P3"><text:span text:style-name="T10">1</text:span></text:p>
      <text:p text:style-name="P3"><text:span text:style-name="T10">print_all</text:span></text:p>
      <text:p text:style-name="P3"><text:span text:style-name="T10">[0 0] [0 2] [2 0]</text:span></text:p>
      <text:p text:style-name="P3"><text:soft-page-break/><text:span text:style-name="T10">[0 0] [0 3] [3 0]</text:span></text:p>
      <text:p text:style-name="P3"><text:span text:style-name="T10">[0 0] [0 1] [1 0]</text:span></text:p>
      <text:p text:style-name="P3"><text:span text:style-name="T10">erase 0</text:span></text:p>
      <text:p text:style-name="P3"><text:span text:style-name="T10">print_all</text:span></text:p>
      <text:p text:style-name="P3"><text:span text:style-name="T10">[0 0] [0 3] [3 0]</text:span></text:p>
      <text:p text:style-name="P3"><text:span text:style-name="T10">[0 0] [0 1] [1 0]</text:span></text:p>
      <text:p text:style-name="P3"><text:span text:style-name="T10">erase 1</text:span></text:p>
      <text:p text:style-name="P3"><text:span text:style-name="T10">print_all</text:span></text:p>
      <text:p text:style-name="P3"><text:span text:style-name="T10">[0 0] [0 3] [3 0]</text:span></text:p>
      <text:p text:style-name="P3"><text:span text:style-name="T10">exit</text:span></text:p>
      <text:p text:style-name="P18"><text:span text:style-name="T7">Ссылка на репозиторий на </text:span><text:span text:style-name="T9">GitHub</text:span></text:p>
      <text:p text:style-name="P3"><text:a xlink:type="simple" xlink:href="https://github.com/AlexPshen/oop_exercise_06.git" text:style-name="ListLabel_20_183" text:visited-style-name="ListLabel_20_183"><text:span text:style-name="Internet_20_link"><text:span text:style-name="T13">https://github.com/AlexPshen/oop_exercise_06.git</text:span></text:span></text:a></text:p>
      <text:p text:style-name="P18"><text:span text:style-name="T7">Вывод</text:span></text:p>
      <text:p text:style-name="P3"><text:span text:style-name="T1">В данной лабораторной работе мы познакомились с аллокаторами. Аллокатор умеет выделять и освобождать память в требуемых количествах определённым образом. Также при правильном подходе можно значительно ускорить программу, нежели если бы мы использовали стандартную аллокацию памяти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9"><text:soft-page-break/><text:span text:style-name="T6"><text:s/></text:span><text:span text:style-name="T7">Лабораторной работе № 08</text:span></text:p>
      <text:p text:style-name="P19"><text:span text:style-name="T6"><text:s/></text:span><text:span text:style-name="T7">по курсу «Объектно-ориентированное программирование»</text:span></text:p>
      <text:p text:style-name="P6"/>
      <text:p text:style-name="P6"/>
      <text:p text:style-name="P6"/>
      <text:p text:style-name="P19"><text:span text:style-name="T7">Тема:</text:span></text:p>
      <text:p text:style-name="P19"><text:span text:style-name="T6"><text:s text:c="2"/></text:span><text:span text:style-name="T7">«Асинхронное программирование »</text:span></text:p>
      <text:p text:style-name="P6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<text:span text:style-name="T15">Студент:</text:span></text:p>
          </table:table-cell>
          <table:table-cell table:style-name="Таблица2.B1" office:value-type="string">
            <text:p text:style-name="P26"><text:span text:style-name="T15">Пшеницын А. А.</text:span></text:p>
          </table:table-cell>
        </table:table-row>
        <table:table-row table:style-name="Таблица2.1">
          <table:table-cell table:style-name="Таблица2.A1" office:value-type="string">
            <text:p text:style-name="P26"><text:span text:style-name="T16">Группа:</text:span></text:p>
          </table:table-cell>
          <table:table-cell table:style-name="Таблица2.B1" office:value-type="string">
            <text:p text:style-name="P26"><text:span text:style-name="T2">М80-208Б-18</text:span><text:span text:style-name="T17"> </text:span></text:p>
          </table:table-cell>
        </table:table-row>
        <table:table-row table:style-name="Таблица2.1">
          <table:table-cell table:style-name="Таблица2.A1" office:value-type="string">
            <text:p text:style-name="P26"><text:span text:style-name="T20">Преподаватель:</text:span></text:p>
          </table:table-cell>
          <table:table-cell table:style-name="Таблица2.B1" office:value-type="string">
            <text:p text:style-name="P26">Журавлев А. А.</text:p>
          </table:table-cell>
        </table:table-row>
        <table:table-row table:style-name="Таблица2.1">
          <table:table-cell table:style-name="Таблица2.A1" office:value-type="string">
            <text:p text:style-name="P26">Вариант:</text:p>
          </table:table-cell>
          <table:table-cell table:style-name="Таблица2.B1" office:value-type="string">
            <text:p text:style-name="P26">17</text:p>
          </table:table-cell>
        </table:table-row>
        <table:table-row table:style-name="Таблица2.1">
          <table:table-cell table:style-name="Таблица2.A1" office:value-type="string">
            <text:p text:style-name="P26">Оценка:</text:p>
          </table:table-cell>
          <table:table-cell table:style-name="Таблица2.B1" office:value-type="string">
            <text:p text:style-name="P24"/>
          </table:table-cell>
        </table:table-row>
        <table:table-row table:style-name="Таблица2.1">
          <table:table-cell table:style-name="Таблица2.A1" office:value-type="string">
            <text:p text:style-name="P26">Дата:</text:p>
          </table:table-cell>
          <table:table-cell table:style-name="Таблица2.B1" office:value-type="string">
            <text:p text:style-name="P24"/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6"/>
      <text:p text:style-name="P6"/>
      <text:p text:style-name="P13"/>
      <text:p text:style-name="P19"><text:span text:style-name="T10">Москва</text:span></text:p>
      <text:p text:style-name="P19"><text:span text:style-name="T13">2019</text:span></text:p>
      <text:p text:style-name="P15"/>
      <text:p text:style-name="P19"><text:span text:style-name="T7">Цель:</text:span></text:p>
      <text:p text:style-name="P4"><text:span text:style-name="T10">Цель: <text:s/></text:span></text:p>
      <text:p text:style-name="P4"><text:span text:style-name="T10">• Знакомство с асинхронным программированием; </text:span></text:p>
      <text:p text:style-name="P4"><text:span text:style-name="T10">• Получение практических навыков в параллельной обработке данных; </text:span></text:p>
      <text:p text:style-name="P4"><text:span text:style-name="T10">• Получение практических навыков в синхронизации потоков; </text:span></text:p>
      <text:p text:style-name="P19"><text:span text:style-name="T7">Задание </text:span></text:p>
      <text:p text:style-name="P4"><text:span text:style-name="T10">Создать приложение, которое будет считывать из стандартного ввода данные фигур, согласно варианту задания, выводить их характеристики на экран и записывать в файл. Фигуры могут задаваться как своими вершинами, так и другими характеристиками (например, координата центра, количество точек и радиус). Программа должна: </text:span></text:p>
      <text:p text:style-name="P4"><text:span text:style-name="T10">1. Осуществлять ввод из стандартного ввода данных фигур, согласно варианту задания;</text:span></text:p>
      <text:p text:style-name="P4"><text:span text:style-name="T10">2. Программа должна создавать классы, соответствующие введенным данных фигур;</text:span></text:p>
      <text:p text:style-name="P4"><text:soft-page-break/><text:span text:style-name="T10">3. Программа должна содержать внутренний буфер, в который помещаются фигуры. Для создания буфера допускается использовать стандартные контейнеры STL. Размер буфера задается параметром командной строки. Например, для буфера размером 10 фигур: oop_exercise_08 10</text:span></text:p>
      <text:p text:style-name="P4"><text:span text:style-name="T10">4. При накоплении буфера они должны запускаться на асинхронную обработку, после чего буфер должен очищаться;</text:span></text:p>
      <text:p text:style-name="P4"><text:span text:style-name="T10">5. Обработка должна производиться в отдельном потоке;</text:span></text:p>
      <text:p text:style-name="P4"><text:span text:style-name="T10">6. Реализовать два обработчика, которые должны обрабатывать данные буфера:</text:span></text:p>
      <text:p text:style-name="P4"><text:span text:style-name="T10"><text:s text:c="4"/>a. Вывод информации о фигурах в буфере на экран; </text:span></text:p>
      <text:p text:style-name="P4"><text:span text:style-name="T14"><text:s text:c="4"/>b. Вывод информации о фигурах в буфере в файл. Для каждого буфера должен создаваться <text:s text:c="7"/>файл с уникальным именем. </text:span></text:p>
      <text:p text:style-name="P4"><text:span text:style-name="T14">7. Оба обработчика должны обрабатывать каждый введенный буфер. Т.е. после каждого заполнения буфера его содержимое должно выводиться как на экран, так и в файл.</text:span></text:p>
      <text:p text:style-name="P4"><text:span text:style-name="T14">8. В программе должно быть ровно два потока (thread). Один основной (main) и второй для обработчиков;</text:span></text:p>
      <text:p text:style-name="P4"><text:span text:style-name="T14">9. В программе должен явно прослеживаться шаблон Publish-Subscribe. Каждый обработчик должен быть реализован как отдельный подписчик.</text:span></text:p>
      <text:p text:style-name="P4"><text:span text:style-name="T14">10. Реализовать в основном потоке (main) ожидание обработки буфера в потоке-обработчике. Т.е. после отправки буфера на обработку основной поток должен ждать, пока поток обработчик выведет данные на экран и запишет в файл.</text:span></text:p>
      <text:p text:style-name="P19"><text:span text:style-name="T8">Код</text:span></text:p>
      <text:p text:style-name="P4"><text:span text:style-name="T12">main.cpp</text:span></text:p>
      <text:p text:style-name="P4"><text:span text:style-name="T11">#include &lt;iostream&gt;</text:span></text:p>
      <text:p text:style-name="P4"><text:span text:style-name="T11">#include &lt;memory&gt;</text:span></text:p>
      <text:p text:style-name="P4"><text:span text:style-name="T11">#include &lt;vector&gt;</text:span></text:p>
      <text:p text:style-name="P4"><text:span text:style-name="T11">#include &lt;condition_variable&gt;</text:span></text:p>
      <text:p text:style-name="P4"><text:span text:style-name="T11">#include &lt;thread&gt;</text:span></text:p>
      <text:p text:style-name="P4"><text:span text:style-name="T11">#include &lt;mutex&gt;</text:span></text:p>
      <text:p text:style-name="P4"><text:span text:style-name="T11">#include "factory.h"</text:span></text:p>
      <text:p text:style-name="P4"><text:span text:style-name="T11">#include "figure.h"</text:span></text:p>
      <text:p text:style-name="P4"><text:span text:style-name="T11">#include "trigon.h"</text:span></text:p>
      <text:p text:style-name="P4"><text:span text:style-name="T11">#include "rectangle.h"</text:span></text:p>
      <text:p text:style-name="P4"><text:span text:style-name="T11">#include "quadrate.h"</text:span></text:p>
      <text:p text:style-name="P17"/>
      <text:p text:style-name="P4"><text:span text:style-name="T11">struct processor {</text:span></text:p>
      <text:p text:style-name="P4"><text:span text:style-name="T11"><text:s text:c="4"/>virtual void process(std::shared_ptr&lt;std::vector&lt;std::shared_ptr&lt;fig&gt;&gt;&gt; buffer) = 0;</text:span></text:p>
      <text:p text:style-name="P17"/>
      <text:p text:style-name="P4"><text:span text:style-name="T11">};</text:span></text:p>
      <text:p text:style-name="P17"/>
      <text:p text:style-name="P4"><text:span text:style-name="T11">struct stream_processor : processor {</text:span></text:p>
      <text:p text:style-name="P4"><text:span text:style-name="T11"><text:s text:c="4"/>void process(std::shared_ptr&lt;std::vector&lt;std::shared_ptr&lt;fig&gt;&gt;&gt; buffer) override{</text:span></text:p>
      <text:p text:style-name="P4"><text:span text:style-name="T11"><text:s text:c="8"/>for (const auto&amp; figure : *buffer) {</text:span></text:p>
      <text:p text:style-name="P4"><text:span text:style-name="T11"><text:s text:c="12"/>figure -&gt; print(std::cout);</text:span></text:p>
      <text:p text:style-name="P4"><text:span text:style-name="T11"><text:s text:c="8"/>}</text:span></text:p>
      <text:p text:style-name="P4"><text:span text:style-name="T11"><text:s text:c="4"/>}</text:span></text:p>
      <text:p text:style-name="P4"><text:span text:style-name="T11">};</text:span></text:p>
      <text:p text:style-name="P17"/>
      <text:p text:style-name="P4"><text:span text:style-name="T11">struct file_processor : processor {</text:span></text:p>
      <text:p text:style-name="P4"><text:span text:style-name="T11"><text:s text:c="4"/>void process(std::shared_ptr&lt;std::vector&lt;std::shared_ptr&lt;fig&gt;&gt;&gt; buffer) override{</text:span></text:p>
      <text:p text:style-name="P4"><text:span text:style-name="T11"><text:s text:c="8"/>std::ofstream fout;</text:span></text:p>
      <text:p text:style-name="P4"><text:span text:style-name="T11"><text:s text:c="8"/>fout.open(std::to_string(counter) + ".txt");</text:span></text:p>
      <text:p text:style-name="P4"><text:span text:style-name="T11"><text:s text:c="8"/>++counter;</text:span></text:p>
      <text:p text:style-name="P4"><text:soft-page-break/><text:span text:style-name="T11"><text:s text:c="8"/>if (!fout.is_open()) {</text:span></text:p>
      <text:p text:style-name="P4"><text:span text:style-name="T11"><text:s text:c="12"/>std::cout &lt;&lt; "File not opened\n";</text:span></text:p>
      <text:p text:style-name="P4"><text:span text:style-name="T11"><text:s text:c="12"/>return;</text:span></text:p>
      <text:p text:style-name="P4"><text:span text:style-name="T11"><text:s text:c="8"/>}</text:span></text:p>
      <text:p text:style-name="P4"><text:span text:style-name="T11"><text:s text:c="8"/>for (const auto&amp; figure : *buffer) {</text:span></text:p>
      <text:p text:style-name="P4"><text:span text:style-name="T11"><text:s text:c="12"/>figure -&gt; print(fout);</text:span></text:p>
      <text:p text:style-name="P4"><text:span text:style-name="T11"><text:s text:c="8"/>}</text:span></text:p>
      <text:p text:style-name="P17"/>
      <text:p text:style-name="P4"><text:span text:style-name="T11"><text:s text:c="4"/>}</text:span></text:p>
      <text:p text:style-name="P4"><text:span text:style-name="T11">private:</text:span></text:p>
      <text:p text:style-name="P4"><text:span text:style-name="T11"><text:s text:c="4"/>int counter = 0;</text:span></text:p>
      <text:p text:style-name="P4"><text:span text:style-name="T11">};</text:span></text:p>
      <text:p text:style-name="P17"/>
      <text:p text:style-name="P4"><text:span text:style-name="T11">struct executor {</text:span></text:p>
      <text:p text:style-name="P4"><text:span text:style-name="T11"><text:s text:c="4"/>void operator()(){</text:span></text:p>
      <text:p text:style-name="P4"><text:span text:style-name="T11"><text:s text:c="8"/>while(1) {</text:span></text:p>
      <text:p text:style-name="P4"><text:span text:style-name="T11"><text:s text:c="12"/>std::unique_lock&lt;std::mutex&gt; lock(mtx);</text:span></text:p>
      <text:p text:style-name="P4"><text:span text:style-name="T11"><text:s text:c="12"/>cv.wait(lock,[&amp;]{ return (buffer != nullptr || flag);});</text:span></text:p>
      <text:p text:style-name="P4"><text:span text:style-name="T11"><text:s text:c="12"/>if (flag) {</text:span></text:p>
      <text:p text:style-name="P4"><text:span text:style-name="T11"><text:s text:c="16"/>break;</text:span></text:p>
      <text:p text:style-name="P4"><text:span text:style-name="T11"><text:s text:c="12"/>}</text:span></text:p>
      <text:p text:style-name="P4"><text:span text:style-name="T11"><text:s text:c="12"/>for (const auto&amp; processor_elem: processors) {</text:span></text:p>
      <text:p text:style-name="P4"><text:span text:style-name="T11"><text:s text:c="16"/>processor_elem-&gt;process(buffer);</text:span></text:p>
      <text:p text:style-name="P4"><text:span text:style-name="T11"><text:s text:c="12"/>}</text:span></text:p>
      <text:p text:style-name="P4"><text:span text:style-name="T11"><text:s text:c="12"/>buffer = nullptr;</text:span></text:p>
      <text:p text:style-name="P4"><text:span text:style-name="T11"><text:s text:c="12"/>cv.notify_all();</text:span></text:p>
      <text:p text:style-name="P4"><text:span text:style-name="T11"><text:s text:c="8"/>}</text:span></text:p>
      <text:p text:style-name="P4"><text:span text:style-name="T11"><text:s text:c="4"/>}</text:span></text:p>
      <text:p text:style-name="P17"/>
      <text:p text:style-name="P4"><text:span text:style-name="T11"><text:s text:c="4"/>std::mutex&amp; get_mtx(){</text:span></text:p>
      <text:p text:style-name="P4"><text:span text:style-name="T11"><text:s text:c="8"/>return mtx;</text:span></text:p>
      <text:p text:style-name="P4"><text:span text:style-name="T11"><text:s text:c="4"/>}</text:span></text:p>
      <text:p text:style-name="P17"/>
      <text:p text:style-name="P4"><text:span text:style-name="T11"><text:s text:c="4"/>void push_buf(std::shared_ptr&lt;std::vector&lt;std::shared_ptr&lt;fig&gt;&gt;&gt; buf){</text:span></text:p>
      <text:p text:style-name="P4"><text:span text:style-name="T11"><text:s text:c="9"/>buffer = buf;</text:span></text:p>
      <text:p text:style-name="P4"><text:span text:style-name="T11"><text:s text:c="4"/>}</text:span></text:p>
      <text:p text:style-name="P17"/>
      <text:p text:style-name="P4"><text:span text:style-name="T11"><text:s text:c="4"/>std::shared_ptr&lt;std::vector&lt;std::shared_ptr&lt;fig&gt;&gt;&gt; get_buf(){</text:span></text:p>
      <text:p text:style-name="P4"><text:span text:style-name="T11"><text:s text:c="8"/>return buffer;</text:span></text:p>
      <text:p text:style-name="P4"><text:span text:style-name="T11"><text:s text:c="4"/>}</text:span></text:p>
      <text:p text:style-name="P17"/>
      <text:p text:style-name="P4"><text:span text:style-name="T11"><text:s text:c="4"/>bool empty_buf(){</text:span></text:p>
      <text:p text:style-name="P4"><text:span text:style-name="T11"><text:s text:c="8"/>return buffer == nullptr;</text:span></text:p>
      <text:p text:style-name="P4"><text:span text:style-name="T11"><text:s text:c="4"/>}</text:span></text:p>
      <text:p text:style-name="P17"/>
      <text:p text:style-name="P4"><text:span text:style-name="T11"><text:s text:c="4"/>void notify_all(){</text:span></text:p>
      <text:p text:style-name="P4"><text:span text:style-name="T11"><text:s text:c="8"/>cv.notify_all();</text:span></text:p>
      <text:p text:style-name="P4"><text:span text:style-name="T11"><text:s text:c="4"/>}</text:span></text:p>
      <text:p text:style-name="P17"/>
      <text:p text:style-name="P4"><text:span text:style-name="T11"><text:s text:c="4"/>void flag_true(){</text:span></text:p>
      <text:p text:style-name="P4"><text:span text:style-name="T11"><text:s text:c="8"/>flag = true;</text:span></text:p>
      <text:p text:style-name="P4"><text:span text:style-name="T11"><text:s text:c="4"/>}</text:span></text:p>
      <text:p text:style-name="P17"><text:soft-page-break/></text:p>
      <text:p text:style-name="P4"><text:span text:style-name="T11"><text:s text:c="4"/>std::vector&lt;std::shared_ptr&lt;processor&gt;&gt; processors;</text:span></text:p>
      <text:p text:style-name="P4"><text:span text:style-name="T11"><text:s text:c="4"/>std::shared_ptr&lt;std::vector&lt;std::shared_ptr&lt;fig&gt;&gt;&gt; buffer;</text:span></text:p>
      <text:p text:style-name="P4"><text:span text:style-name="T11"><text:s text:c="4"/>std::mutex mtx;</text:span></text:p>
      <text:p text:style-name="P4"><text:span text:style-name="T11"><text:s text:c="4"/>std::condition_variable cv;</text:span></text:p>
      <text:p text:style-name="P4"><text:span text:style-name="T11"><text:s text:c="4"/>bool flag = false;</text:span></text:p>
      <text:p text:style-name="P17"/>
      <text:p text:style-name="P4"><text:span text:style-name="T11">};</text:span></text:p>
      <text:p text:style-name="P17"/>
      <text:p text:style-name="P17"/>
      <text:p text:style-name="P17"/>
      <text:p text:style-name="P4"><text:span text:style-name="T11">int main(int argc,char* argv[]) {</text:span></text:p>
      <text:p text:style-name="P4"><text:span text:style-name="T11"><text:s text:c="4"/>if (argc != 2) {</text:span></text:p>
      <text:p text:style-name="P4"><text:span text:style-name="T11"><text:s text:c="8"/>std::cout &lt;&lt; "ERROR";</text:span></text:p>
      <text:p text:style-name="P4"><text:span text:style-name="T11"><text:s text:c="8"/>return 1;</text:span></text:p>
      <text:p text:style-name="P4"><text:span text:style-name="T11"><text:s text:c="4"/>}</text:span></text:p>
      <text:p text:style-name="P4"><text:span text:style-name="T11"><text:s text:c="4"/>int buffer_size = std::stoi(argv[1]);</text:span></text:p>
      <text:p text:style-name="P4"><text:span text:style-name="T11"><text:s text:c="4"/>std::shared_ptr&lt;std::vector&lt;std::shared_ptr&lt;fig&gt;&gt;&gt; buffer;</text:span></text:p>
      <text:p text:style-name="P4"><text:span text:style-name="T11"><text:s text:c="4"/>buffer = std::make_shared&lt;std::vector&lt;std::shared_ptr&lt;fig&gt;&gt;&gt;();</text:span></text:p>
      <text:p text:style-name="P4"><text:span text:style-name="T11"><text:s text:c="4"/>buffer -&gt; reserve(buffer_size);</text:span></text:p>
      <text:p text:style-name="P4"><text:span text:style-name="T11"><text:s text:c="4"/>factory fact;</text:span></text:p>
      <text:p text:style-name="P4"><text:span text:style-name="T11"><text:s text:c="4"/>executor sub;</text:span></text:p>
      <text:p text:style-name="P4"><text:span text:style-name="T11"><text:s text:c="4"/>sub.processors.push_back(std::make_shared&lt;stream_processor&gt;());</text:span></text:p>
      <text:p text:style-name="P4"><text:span text:style-name="T11"><text:s text:c="4"/>sub.processors.push_back(std::make_shared&lt;file_processor&gt;());</text:span></text:p>
      <text:p text:style-name="P4"><text:span text:style-name="T11"><text:s text:c="4"/>std::thread sthread(std::ref(sub));</text:span></text:p>
      <text:p text:style-name="P17"/>
      <text:p text:style-name="P4"><text:span text:style-name="T11"><text:s text:c="4"/>while(1) {</text:span></text:p>
      <text:p text:style-name="P4"><text:span text:style-name="T11"><text:s text:c="8"/>std::string comm;</text:span></text:p>
      <text:p text:style-name="P4"><text:span text:style-name="T11"><text:s text:c="8"/>std::unique_lock&lt;std::mutex&gt; mut(sub.get_mtx());</text:span></text:p>
      <text:p text:style-name="P4"><text:span text:style-name="T11"><text:s text:c="8"/>std::cin &gt;&gt; comm;</text:span></text:p>
      <text:p text:style-name="P4"><text:span text:style-name="T11"><text:s text:c="8"/>if (comm == "add") {</text:span></text:p>
      <text:p text:style-name="P4"><text:span text:style-name="T11"><text:s text:c="12"/>std::shared_ptr&lt;fig&gt; fig = fact.fig_create(std::cin);</text:span></text:p>
      <text:p text:style-name="P4"><text:span text:style-name="T11"><text:s text:c="12"/>if(fig == nullptr){</text:span></text:p>
      <text:p text:style-name="P4"><text:span text:style-name="T11"><text:s text:c="16"/>continue;</text:span></text:p>
      <text:p text:style-name="P4"><text:span text:style-name="T11"><text:s text:c="12"/>}</text:span></text:p>
      <text:p text:style-name="P4"><text:span text:style-name="T11"><text:s text:c="12"/>buffer -&gt; push_back(fig);</text:span></text:p>
      <text:p text:style-name="P4"><text:span text:style-name="T11"><text:s text:c="12"/>if (buffer -&gt; size() == buffer_size) {</text:span></text:p>
      <text:p text:style-name="P4"><text:span text:style-name="T11"><text:s text:c="16"/>sub.push_buf(buffer);</text:span></text:p>
      <text:p text:style-name="P4"><text:span text:style-name="T11"><text:s text:c="16"/>sub.notify_all();</text:span></text:p>
      <text:p text:style-name="P4"><text:span text:style-name="T11"><text:s text:c="16"/>sub.cv.wait(mut, [&amp;](){ return sub.empty_buf();});</text:span></text:p>
      <text:p text:style-name="P4"><text:span text:style-name="T11"><text:s text:c="16"/>buffer -&gt; clear();</text:span></text:p>
      <text:p text:style-name="P4"><text:span text:style-name="T11"><text:s text:c="12"/>}</text:span></text:p>
      <text:p text:style-name="P4"><text:span text:style-name="T11"><text:s text:c="8"/>} else if (comm == "exit"){</text:span></text:p>
      <text:p text:style-name="P4"><text:span text:style-name="T11"><text:s text:c="12"/>break;</text:span></text:p>
      <text:p text:style-name="P4"><text:span text:style-name="T11"><text:s text:c="8"/>} else {</text:span></text:p>
      <text:p text:style-name="P4"><text:span text:style-name="T11"><text:s text:c="12"/>std::cout &lt;&lt; "unknown command\n";</text:span></text:p>
      <text:p text:style-name="P4"><text:span text:style-name="T11"><text:s text:c="8"/>}</text:span></text:p>
      <text:p text:style-name="P4"><text:span text:style-name="T11"><text:s text:c="4"/>}</text:span></text:p>
      <text:p text:style-name="P17"/>
      <text:p text:style-name="P4"><text:span text:style-name="T11"><text:s text:c="4"/>sub.flag_true();</text:span></text:p>
      <text:p text:style-name="P4"><text:span text:style-name="T11"><text:s text:c="4"/>sub.notify_all();</text:span></text:p>
      <text:p text:style-name="P4"><text:span text:style-name="T11"><text:s text:c="4"/>sthread.join();</text:span></text:p>
      <text:p text:style-name="P17"><text:soft-page-break/></text:p>
      <text:p text:style-name="P17"/>
      <text:p text:style-name="P4"><text:span text:style-name="T11"><text:s text:c="4"/>return 0;</text:span></text:p>
      <text:p text:style-name="P4"><text:span text:style-name="T11">}</text:span></text:p>
      <text:p text:style-name="P17"/>
      <text:p text:style-name="P19"><text:span text:style-name="T7">Ссылка на репозиторий на </text:span><text:span text:style-name="T9">GitHub</text:span></text:p>
      <text:p text:style-name="P4"><text:a xlink:type="simple" xlink:href="https://github.com/AlexPshen/oop_exercise_06.git" text:style-name="ListLabel_20_173" text:visited-style-name="ListLabel_20_173"><text:span text:style-name="Internet_20_link"><text:span text:style-name="T13">https://github.com/AlexPshen/oop_exercise_06.git</text:span></text:span></text:a></text:p>
      <text:p text:style-name="P19"><text:span text:style-name="Internet_20_link"><text:span text:style-name="T19">Тесты</text:span></text:span></text:p>
      <text:p text:style-name="P4"><text:span text:style-name="Internet_20_link"><text:span text:style-name="T19">test_01.txt</text:span></text:span></text:p>
      <text:p text:style-name="P20"><text:span text:style-name="Internet_20_link"/></text:p>
      <text:p text:style-name="P4"><text:span text:style-name="Internet_20_link"><text:span text:style-name="T18">add trigon 0 0 0 1 1 0</text:span></text:span></text:p>
      <text:p text:style-name="P4"><text:span text:style-name="Internet_20_link"><text:span text:style-name="T18">add rectangle 0 0 1 1 1 0 0 1</text:span></text:span></text:p>
      <text:p text:style-name="P4"><text:span text:style-name="Internet_20_link"><text:span text:style-name="T18">add quadrate 0 0 0 1 1 0 1 1</text:span></text:span></text:p>
      <text:p text:style-name="P4"><text:span text:style-name="Internet_20_link"><text:span text:style-name="T18">add trigon 0 0 0 2 2 0</text:span></text:span></text:p>
      <text:p text:style-name="P4"><text:span text:style-name="Internet_20_link"><text:span text:style-name="T18">exit</text:span></text:span></text:p>
      <text:p text:style-name="P20"><text:span text:style-name="Internet_20_link"/></text:p>
      <text:p text:style-name="P4"><text:span text:style-name="Internet_20_link"><text:span text:style-name="T19">res_01.txt</text:span></text:span></text:p>
      <text:p text:style-name="P20"><text:span text:style-name="Internet_20_link"/></text:p>
      <text:p text:style-name="P4"><text:span text:style-name="Internet_20_link"><text:span text:style-name="T18">add trigon 0 0 0 1 1 0</text:span></text:span></text:p>
      <text:p text:style-name="P4"><text:span text:style-name="Internet_20_link"><text:span text:style-name="T18">add rectangle 0 0 1 1 1 0 0 1</text:span></text:span></text:p>
      <text:p text:style-name="P4"><text:span text:style-name="Internet_20_link"><text:span text:style-name="T18">trigon: (0, 0) (0, 1) (1, 0)</text:span></text:span></text:p>
      <text:p text:style-name="P4"><text:span text:style-name="Internet_20_link"><text:span text:style-name="T18">rectangle: (0, 0) (1, 1) (1, 0) (0, 1) </text:span></text:span></text:p>
      <text:p text:style-name="P4"><text:span text:style-name="Internet_20_link"><text:span text:style-name="T18">add quadrate 0 0 0 1 1 0 1 1</text:span></text:span></text:p>
      <text:p text:style-name="P4"><text:span text:style-name="Internet_20_link"><text:span text:style-name="T18">add trigon 0 0 0 2 2 0</text:span></text:span></text:p>
      <text:p text:style-name="P4"><text:span text:style-name="Internet_20_link"><text:span text:style-name="T18">quadrate: (0, 0) (0, 1) (1, 0) (1, 1) </text:span></text:span></text:p>
      <text:p text:style-name="P4"><text:span text:style-name="Internet_20_link"><text:span text:style-name="T18">trigon: (0, 0) (0, 2) (2, 0)</text:span></text:span></text:p>
      <text:p text:style-name="P4"><text:span text:style-name="Internet_20_link"><text:span text:style-name="T18">exit</text:span></text:span></text:p>
      <text:p text:style-name="P20"><text:span text:style-name="Internet_20_link"/></text:p>
      <text:p text:style-name="P20"><text:span text:style-name="Internet_20_link"/></text:p>
      <text:p text:style-name="P4"><text:span text:style-name="Internet_20_link"><text:span text:style-name="T19">test_02.txt</text:span></text:span></text:p>
      <text:p text:style-name="P20"><text:span text:style-name="Internet_20_link"/></text:p>
      <text:p text:style-name="P4"><text:span text:style-name="Internet_20_link"><text:span text:style-name="T18">add trigon 0 0 0 1 1 0</text:span></text:span></text:p>
      <text:p text:style-name="P4"><text:span text:style-name="Internet_20_link"><text:span text:style-name="T18">add rectangle 0 0 0 2 2 0 2 2</text:span></text:span></text:p>
      <text:p text:style-name="P4"><text:span text:style-name="Internet_20_link"><text:span text:style-name="T18">add quadrate 0 0 1 0 0 1 1 1</text:span></text:span></text:p>
      <text:p text:style-name="P4"><text:span text:style-name="Internet_20_link"><text:span text:style-name="T18">exit</text:span></text:span></text:p>
      <text:p text:style-name="P20"><text:span text:style-name="Internet_20_link"/></text:p>
      <text:p text:style-name="P4"><text:span text:style-name="Internet_20_link"><text:span text:style-name="T19">res_02.txt</text:span></text:span></text:p>
      <text:p text:style-name="P20"><text:span text:style-name="Internet_20_link"/></text:p>
      <text:p text:style-name="P4"><text:span text:style-name="Internet_20_link"><text:span text:style-name="T18">add trigon 0 0 0 1 1 0</text:span></text:span></text:p>
      <text:p text:style-name="P4"><text:span text:style-name="Internet_20_link"><text:span text:style-name="T18">add rectangle 0 0 0 2 2 0 2 2</text:span></text:span></text:p>
      <text:p text:style-name="P4"><text:span text:style-name="Internet_20_link"><text:span text:style-name="T18">add quadrate 0 0 1 0 0 1 1 1</text:span></text:span></text:p>
      <text:p text:style-name="P4"><text:span text:style-name="Internet_20_link"><text:span text:style-name="T18">trigon: (0, 0) (0, 1) (1, 0)</text:span></text:span></text:p>
      <text:p text:style-name="P4"><text:span text:style-name="Internet_20_link"><text:span text:style-name="T18">rectangle: (0, 0) (0, 2) (2, 0) (2, 2) </text:span></text:span></text:p>
      <text:p text:style-name="P4"><text:span text:style-name="Internet_20_link"><text:span text:style-name="T18">quadrate: (0, 0) (1, 0) (0, 1) (1, 1) </text:span></text:span></text:p>
      <text:p text:style-name="P4"><text:span text:style-name="Internet_20_link"><text:span text:style-name="T18">exit</text:span></text:span></text:p>
      <text:p text:style-name="P20"><text:span text:style-name="Internet_20_link"/></text:p>
      <text:p text:style-name="P20"><text:span text:style-name="Internet_20_link"/></text:p>
      <text:p text:style-name="P19"><text:span text:style-name="T7">Объяснение результатов работы программы</text:span></text:p>
      <text:p text:style-name="P4"><text:soft-page-break/><text:span text:style-name="T10">В данной лабораторной работе работают два потока, один из которых служит для считывания <text:s/>и сохранения фигуры в буфер, а другой, когда буфер заполняется на размер, заданный пользователем, печатает координаты данных фигур в файл <text:s/>и на консоль.</text:span></text:p>
      <text:p text:style-name="P19"><text:span text:style-name="T7">Вывод</text:span></text:p>
      <text:p text:style-name="P4"><text:span text:style-name="T1">В данной лабораторной работе мы познакомились с асинхронным программированием. В синхронном коде каждая операция ожидает окончания предыдущей. Поэтому вся программа может зависнуть, если одна из команд выполняется очень долго. </text:span><text:span text:style-name="T3">Асинхронный код убирает блокирующую операцию из основного потока программы, так что она продолжает выполняться, но где-то в другом месте, а обработчик может идти дальше. 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 fo:font-size="12pt" fo:language="en" fo:country="US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2pt" fo:language="en" fo:country="US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7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7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8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3:42:54.119107844</meta:creation-date>
    <meta:generator>LibreOffice/6.0.7.3$Linux_X86_64 LibreOffice_project/00m0$Build-3</meta:generator>
    <dc:date>2020-05-25T13:45:53.907175177</dc:date>
    <meta:editing-duration>PT3M3S</meta:editing-duration>
    <meta:editing-cycles>2</meta:editing-cycles>
    <meta:document-statistic meta:table-count="2" meta:image-count="0" meta:object-count="0" meta:page-count="19" meta:paragraph-count="681" meta:word-count="2541" meta:character-count="21260" meta:non-whitespace-character-count="16724"/>
  </office:meta>
</office:document-meta>
</file>